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text-properties fo:font-size="14pt" style:font-size-asian="14pt" style:font-size-complex="14pt" fo:background-color="#ffffff"/>
    </style:style>
    <style:style style:name="P2" style:family="paragraph" style:parent-style-name="Standard">
      <style:paragraph-properties fo:orphans="0" fo:widows="0"/>
    </style:style>
    <style:style style:name="P3" style:family="paragraph" style:parent-style-name="Standard">
      <style:paragraph-properties fo:break-before="auto" fo:break-after="auto"/>
    </style:style>
    <style:style style:name="P4" style:family="paragraph" style:parent-style-name="Standard">
      <style:paragraph-properties fo:text-align="center" style:justify-single-word="false" fo:break-before="auto" fo:break-after="auto"/>
    </style:style>
    <style:style style:name="P5" style:family="paragraph" style:parent-style-name="Standard">
      <style:paragraph-properties fo:break-before="auto" fo:break-after="auto"/>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fo:break-before="auto" fo:break-after="auto"/>
      <style:text-properties fo:font-size="14pt" fo:font-weight="bold" style:font-size-asian="14pt" style:font-weight-asian="bold" style:font-size-complex="14pt"/>
    </style:style>
    <style:style style:name="P7" style:family="paragraph" style:parent-style-name="Standard">
      <style:paragraph-properties fo:break-before="auto" fo:break-after="auto"/>
      <style:text-properties fo:font-size="12pt" style:font-size-asian="12pt" style:font-size-complex="12pt"/>
    </style:style>
    <style:style style:name="P8" style:family="paragraph" style:parent-style-name="Standard">
      <style:paragraph-properties fo:break-before="auto" fo:break-after="auto"/>
      <style:text-properties fo:font-size="12pt" style:font-size-asian="12pt" style:font-size-complex="12pt" fo:background-color="#ffff00"/>
    </style:style>
    <style:style style:name="P9" style:family="paragraph" style:parent-style-name="Standard">
      <style:paragraph-properties fo:break-before="auto" fo:break-after="auto"/>
      <style:text-properties fo:font-size="12pt" fo:font-style="italic" style:font-size-asian="12pt" style:font-style-asian="italic" style:font-size-complex="12pt"/>
    </style:style>
    <style:style style:name="P10" style:family="paragraph" style:parent-style-name="Standard">
      <style:paragraph-properties fo:break-before="auto" fo:break-after="auto"/>
      <style:text-properties fo:font-size="10pt" style:font-size-asian="10pt" style:font-size-complex="10pt"/>
    </style:style>
    <style:style style:name="P11" style:family="paragraph" style:parent-style-name="Standard">
      <style:paragraph-properties fo:break-before="auto" fo:break-after="auto"/>
      <style:text-properties fo:font-weight="bold" style:font-weight-asian="bold"/>
    </style:style>
    <style:style style:name="P12" style:family="paragraph" style:parent-style-name="Standard">
      <style:paragraph-properties fo:margin-left="0in" fo:margin-right="0in" fo:text-indent="0.5in" style:auto-text-indent="false" fo:break-before="auto" fo:break-after="auto"/>
    </style:style>
    <style:style style:name="P13" style:family="paragraph" style:parent-style-name="Standard">
      <style:paragraph-properties fo:margin-left="0in" fo:margin-right="0in" fo:text-indent="0.5in" style:auto-text-indent="false" fo:break-before="auto" fo:break-after="auto"/>
      <style:text-properties fo:font-size="12pt" style:font-size-asian="12pt" style:font-size-complex="12pt"/>
    </style:style>
    <style:style style:name="P14" style:family="paragraph" style:parent-style-name="Standard">
      <style:paragraph-properties fo:margin-left="0in" fo:margin-right="0in" fo:text-indent="0.5in" style:auto-text-indent="false" fo:break-before="auto" fo:break-after="auto"/>
      <style:text-properties fo:font-size="12pt" style:font-size-asian="12pt" style:font-size-complex="12pt" fo:background-color="#ffff00"/>
    </style:style>
    <style:style style:name="P15" style:family="paragraph" style:parent-style-name="Standard">
      <style:paragraph-properties fo:margin-left="0in" fo:margin-right="0in" fo:orphans="0" fo:widows="0" fo:text-indent="0.5in" style:auto-text-indent="false"/>
    </style:style>
    <style:style style:name="P16" style:family="paragraph" style:parent-style-name="Standard">
      <style:paragraph-properties fo:margin-left="0.5in" fo:margin-right="0in" fo:orphans="0" fo:widows="0" fo:text-indent="0in" style:auto-text-indent="false"/>
    </style:style>
    <style:style style:name="P17" style:family="paragraph" style:parent-style-name="Standard">
      <style:paragraph-properties fo:margin-left="0.5in" fo:margin-right="0in" fo:orphans="0" fo:widows="0" fo:text-indent="0in" style:auto-text-indent="false"/>
      <style:text-properties fo:font-size="14pt" style:font-size-asian="14pt" style:font-size-complex="14pt" fo:background-color="#ffffff"/>
    </style:style>
    <style:style style:name="P18" style:family="paragraph" style:parent-style-name="Standard">
      <style:paragraph-properties fo:margin-left="0.5in" fo:margin-right="0in" fo:text-indent="0in" style:auto-text-indent="false" fo:break-before="auto" fo:break-after="auto"/>
    </style:style>
    <style:style style:name="P19" style:family="paragraph" style:parent-style-name="Standard">
      <style:paragraph-properties fo:margin-left="0.5in" fo:margin-right="0in" fo:text-indent="0in" style:auto-text-indent="false" fo:break-before="auto" fo:break-after="auto"/>
      <style:text-properties fo:font-size="12pt" style:font-size-asian="12pt" style:font-size-complex="12pt"/>
    </style:style>
    <style:style style:name="P20" style:family="paragraph" style:parent-style-name="Standard">
      <style:paragraph-properties fo:margin-left="0.5in" fo:margin-right="0in" fo:text-indent="0in" style:auto-text-indent="false" fo:break-before="auto" fo:break-after="auto"/>
      <style:text-properties fo:font-size="12pt" style:font-size-asian="12pt" style:font-size-complex="12pt" fo:background-color="#ffff00"/>
    </style:style>
    <style:style style:name="P21" style:family="paragraph" style:parent-style-name="Standard">
      <style:paragraph-properties fo:margin-left="0.5in" fo:margin-right="0in" fo:text-indent="0in" style:auto-text-indent="false" fo:break-before="auto" fo:break-after="auto"/>
      <style:text-properties fo:font-size="12pt" fo:font-style="italic" style:font-size-asian="12pt" style:font-style-asian="italic" style:font-size-complex="12pt"/>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size="12pt" style:font-size-asian="12pt" style:font-size-complex="12pt"/>
    </style:style>
    <style:style style:name="P24" style:family="paragraph" style:parent-style-name="Standard">
      <style:paragraph-properties fo:margin-left="0in" fo:margin-right="0in" fo:text-indent="0in" style:auto-text-indent="false" fo:break-before="auto" fo:break-after="auto"/>
      <style:text-properties fo:font-size="12pt" style:font-size-asian="12pt" style:font-size-complex="12pt" fo:background-color="#ffff00"/>
    </style:style>
    <style:style style:name="P25" style:family="paragraph" style:parent-style-name="Standard">
      <style:paragraph-properties fo:margin-left="0in" fo:margin-right="0in" fo:text-indent="0in" style:auto-text-indent="false" fo:break-before="auto" fo:break-after="auto"/>
      <style:text-properties fo:font-size="12pt" fo:font-style="italic" style:font-size-asian="12pt" style:font-style-asian="italic" style:font-size-complex="12pt"/>
    </style:style>
    <style:style style:name="P26" style:family="paragraph" style:parent-style-name="Standard">
      <style:paragraph-properties fo:margin-left="0in" fo:margin-right="0in" fo:text-indent="0in" style:auto-text-indent="false" fo:break-before="auto" fo:break-after="auto"/>
      <style:text-properties style:text-line-through-style="solid" style:text-line-through-type="single" fo:font-size="12pt" style:font-size-asian="12pt" style:font-size-complex="12pt"/>
    </style:style>
    <style:style style:name="P27" style:family="paragraph" style:parent-style-name="Standard">
      <style:paragraph-properties fo:margin-left="0in" fo:margin-right="0in" fo:text-indent="0in" style:auto-text-indent="false" fo:break-before="auto" fo:break-after="auto"/>
      <style:text-properties style:text-line-through-style="solid" style:text-line-through-type="single" fo:font-size="12pt" style:font-size-asian="12pt" style:font-size-complex="12pt" fo:background-color="#00ff00"/>
    </style:style>
    <style:style style:name="P28" style:family="paragraph" style:parent-style-name="Standard">
      <style:paragraph-properties fo:margin-left="1in" fo:margin-right="0in" fo:text-indent="0in" style:auto-text-indent="false" fo:break-before="auto" fo:break-after="auto"/>
    </style:style>
    <style:style style:name="P29" style:family="paragraph" style:parent-style-name="Standard">
      <style:paragraph-properties fo:margin-left="1in" fo:margin-right="0in" fo:text-indent="0in" style:auto-text-indent="false" fo:break-before="auto" fo:break-after="auto"/>
      <style:text-properties fo:font-size="12pt" style:font-size-asian="12pt" style:font-size-complex="12pt"/>
    </style:style>
    <style:style style:name="P30" style:family="paragraph" style:parent-style-name="Standard">
      <style:paragraph-properties fo:margin-left="1in" fo:margin-right="0in" fo:text-indent="0in" style:auto-text-indent="false" fo:break-before="auto" fo:break-after="auto"/>
      <style:text-properties fo:font-size="14pt" fo:font-weight="bold" style:font-size-asian="14pt" style:font-weight-asian="bold" style:font-size-complex="14pt"/>
    </style:style>
    <style:style style:name="P31" style:family="paragraph" style:parent-style-name="Standard">
      <style:paragraph-properties fo:margin-left="1in" fo:margin-right="0in" fo:text-indent="0in" style:auto-text-indent="false" fo:break-before="auto" fo:break-after="auto"/>
      <style:text-properties fo:font-size="14pt" style:font-size-asian="14pt" style:font-size-complex="14pt"/>
    </style:style>
    <style:style style:name="P32" style:family="paragraph" style:parent-style-name="Standard">
      <style:paragraph-properties fo:margin-left="1in" fo:margin-right="0in" fo:text-indent="0in" style:auto-text-indent="false" fo:break-before="auto" fo:break-after="auto"/>
      <style:text-properties fo:font-size="10pt" style:font-size-asian="10pt" style:font-size-complex="10pt"/>
    </style:style>
    <style:style style:name="P33" style:family="paragraph" style:parent-style-name="Standard">
      <style:paragraph-properties fo:margin-left="1in" fo:margin-right="0in" fo:text-indent="0in" style:auto-text-indent="false" fo:break-before="auto" fo:break-after="auto"/>
      <style:text-properties fo:color="#191919" fo:font-size="12pt" style:font-size-asian="12pt" style:font-size-complex="12pt" fo:background-color="#ffffff"/>
    </style:style>
    <style:style style:name="P34" style:family="paragraph" style:parent-style-name="Standard">
      <style:paragraph-properties fo:margin-left="1in" fo:margin-right="0in" fo:text-indent="0in" style:auto-text-indent="false" fo:break-before="auto" fo:break-after="auto"/>
      <style:text-properties fo:color="#ff0000" fo:font-size="12pt" style:font-size-asian="12pt" style:font-size-complex="12pt"/>
    </style:style>
    <style:style style:name="P35" style:family="paragraph" style:parent-style-name="Standard">
      <style:paragraph-properties fo:margin-left="1in" fo:margin-right="0in" fo:text-indent="0in" style:auto-text-indent="false" fo:break-before="auto" fo:break-after="auto"/>
      <style:text-properties fo:color="#ff0000"/>
    </style:style>
    <style:style style:name="P36" style:family="paragraph" style:parent-style-name="Standard">
      <style:paragraph-properties fo:margin-left="1in" fo:margin-right="0in" fo:text-align="center" style:justify-single-word="false" fo:text-indent="0in" style:auto-text-indent="false" fo:break-before="auto" fo:break-after="auto"/>
    </style:style>
    <style:style style:name="P37" style:family="paragraph" style:parent-style-name="Standard">
      <style:paragraph-properties fo:margin-left="1in" fo:margin-right="0in" fo:text-indent="0in" style:auto-text-indent="false" fo:break-before="auto" fo:break-after="auto"/>
      <style:text-properties fo:background-color="#ffff00"/>
    </style:style>
    <style:style style:name="P38" style:family="paragraph" style:parent-style-name="Standard">
      <loext:graphic-properties draw:fill="solid" draw:fill-color="#ffffff"/>
      <style:paragraph-properties fo:margin-left="1in" fo:margin-right="0in" fo:margin-top="0in" fo:margin-bottom="0.3193in" loext:contextual-spacing="false" fo:line-height="100%" fo:text-indent="0in" style:auto-text-indent="false" fo:break-before="auto" fo:break-after="auto" fo:background-color="#ffffff"/>
    </style:style>
    <style:style style:name="P39" style:family="paragraph" style:parent-style-name="Standard">
      <loext:graphic-properties draw:fill="solid" draw:fill-color="#ffffff"/>
      <style:paragraph-properties fo:margin-left="1in" fo:margin-right="0in" fo:margin-top="0in" fo:margin-bottom="0.3193in" loext:contextual-spacing="false" fo:line-height="100%" fo:text-align="center" style:justify-single-word="false" fo:text-indent="0in" style:auto-text-indent="false" fo:break-before="auto" fo:break-after="auto" fo:background-color="#ffffff"/>
      <style:text-properties fo:color="#323232" fo:font-size="12pt" style:font-size-asian="12pt" style:font-size-complex="12pt"/>
    </style:style>
    <style:style style:name="P40" style:family="paragraph" style:parent-style-name="Standard" style:list-style-name="WWNum3">
      <style:paragraph-properties fo:margin-left="0.5in" fo:margin-right="0in" fo:text-indent="-0.25in" style:auto-text-indent="false" fo:break-before="auto" fo:break-after="auto"/>
    </style:style>
    <style:style style:name="P41" style:family="paragraph" style:parent-style-name="Standard" style:list-style-name="WWNum8">
      <style:paragraph-properties fo:margin-left="0.5in" fo:margin-right="0in" fo:text-indent="-0.25in" style:auto-text-indent="false" fo:break-before="auto" fo:break-after="auto"/>
    </style:style>
    <style:style style:name="P42" style:family="paragraph" style:parent-style-name="Standard" style:list-style-name="WWNum1">
      <style:paragraph-properties fo:margin-left="0.5in" fo:margin-right="0in" fo:text-indent="-0.25in" style:auto-text-indent="false" fo:break-before="auto" fo:break-after="auto"/>
    </style:style>
    <style:style style:name="P43" style:family="paragraph" style:parent-style-name="Standard" style:list-style-name="WWNum2">
      <style:paragraph-properties fo:margin-left="0.5in" fo:margin-right="0in" fo:text-indent="-0.25in" style:auto-text-indent="false" fo:break-before="auto" fo:break-after="auto"/>
    </style:style>
    <style:style style:name="P44" style:family="paragraph" style:parent-style-name="Standard" style:list-style-name="WWNum4">
      <style:paragraph-properties fo:margin-left="0.5in" fo:margin-right="0in" fo:text-indent="-0.25in" style:auto-text-indent="false" fo:break-before="auto" fo:break-after="auto"/>
    </style:style>
    <style:style style:name="P45" style:family="paragraph" style:parent-style-name="Standard" style:list-style-name="WWNum5">
      <style:paragraph-properties fo:margin-left="0.5in" fo:margin-right="0in" fo:text-indent="-0.25in" style:auto-text-indent="false" fo:break-before="auto" fo:break-after="auto"/>
    </style:style>
    <style:style style:name="P46" style:family="paragraph" style:parent-style-name="Standard" style:list-style-name="WWNum6">
      <style:paragraph-properties fo:margin-left="0.5in" fo:margin-right="0in" fo:text-indent="-0.25in" style:auto-text-indent="false" fo:break-before="auto" fo:break-after="auto"/>
    </style:style>
    <style:style style:name="P47" style:family="paragraph" style:parent-style-name="Standard" style:list-style-name="WWNum7">
      <style:paragraph-properties fo:margin-left="0.5in" fo:margin-right="0in" fo:text-indent="-0.25in" style:auto-text-indent="false" fo:break-before="auto" fo:break-after="auto"/>
    </style:style>
    <style:style style:name="P48" style:family="paragraph" style:parent-style-name="Standard">
      <style:paragraph-properties fo:margin-left="3.5in" fo:margin-right="0in" fo:text-indent="0.5in" style:auto-text-indent="false" fo:break-before="auto" fo:break-after="auto"/>
    </style:style>
    <style:style style:name="P49" style:family="paragraph" style:parent-style-name="Standard">
      <style:paragraph-properties fo:margin-left="3in" fo:margin-right="0in" fo:text-indent="0.5in" style:auto-text-indent="false" fo:break-before="auto" fo:break-after="auto"/>
    </style:style>
    <style:style style:name="P50" style:family="paragraph" style:parent-style-name="Standard">
      <style:paragraph-properties fo:margin-left="0.5in" fo:margin-right="0in" fo:text-indent="0.5in" style:auto-text-indent="false" fo:break-before="auto" fo:break-after="auto"/>
    </style:style>
    <style:style style:name="P51" style:family="paragraph" style:parent-style-name="Standard">
      <loext:graphic-properties draw:fill="solid" draw:fill-color="#ffffff"/>
      <style:paragraph-properties fo:margin-top="0in" fo:margin-bottom="0.3193in" loext:contextual-spacing="false" fo:line-height="100%" fo:break-before="auto" fo:break-after="auto" fo:background-color="#ffffff"/>
      <style:text-properties fo:color="#323232" fo:font-size="12pt" fo:font-weight="bold" style:font-size-asian="12pt" style:font-weight-asian="bold" style:font-size-complex="12pt"/>
    </style:style>
    <style:style style:name="P52" style:family="paragraph" style:parent-style-name="Standard">
      <style:paragraph-properties fo:margin-left="1.5in" fo:margin-right="0in" fo:text-indent="0in" style:auto-text-indent="false" fo:break-before="auto" fo:break-after="auto"/>
    </style:style>
    <style:style style:name="P53" style:family="paragraph" style:parent-style-name="Standard" style:master-page-name="Standard">
      <style:paragraph-properties fo:text-align="center" style:justify-single-word="false" style:page-number="1" fo:break-before="auto" fo:break-after="auto"/>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font-size-asian="14pt" style:font-size-complex="14pt" fo:background-color="#ffffff"/>
    </style:style>
    <style:style style:name="T4" style:family="text">
      <style:text-properties fo:font-size="14pt" fo:font-style="italic" style:font-size-asian="14pt" style:font-style-asian="italic" style:font-size-complex="14pt"/>
    </style:style>
    <style:style style:name="T5" style:family="text">
      <style:text-properties fo:font-size="14pt" fo:font-style="italic" style:font-size-asian="14pt" style:font-style-asian="italic" style:font-size-complex="14pt" fo:background-color="#ffffff"/>
    </style:style>
    <style:style style:name="T6" style:family="text">
      <style:text-properties fo:font-size="14pt" fo:font-style="italic" fo:font-weight="bold" style:font-size-asian="14pt" style:font-style-asian="italic" style:font-weight-asian="bold" style:font-size-complex="14pt"/>
    </style:style>
    <style:style style:name="T7" style:family="text">
      <style:text-properties fo:font-size="12pt" style:font-size-asian="12pt" style:font-size-complex="12pt"/>
    </style:style>
    <style:style style:name="T8" style:family="text">
      <style:text-properties fo:font-size="12pt" style:font-size-asian="12pt" style:font-size-complex="12pt" fo:background-color="#ffff00"/>
    </style:style>
    <style:style style:name="T9" style:family="text">
      <style:text-properties fo:font-size="12pt" style:font-size-asian="12pt" style:font-size-complex="12pt" fo:background-color="#00ff00"/>
    </style:style>
    <style:style style:name="T10" style:family="text">
      <style:text-properties fo:font-size="12pt" fo:font-style="italic" style:font-size-asian="12pt" style:font-style-asian="italic" style:font-size-complex="12pt"/>
    </style:style>
    <style:style style:name="T11" style:family="text">
      <style:text-properties fo:font-size="12pt" style:text-underline-style="none" style:font-size-asian="12pt" style:font-size-complex="12pt"/>
    </style:style>
    <style:style style:name="T12" style:family="text">
      <style:text-properties fo:font-size="12pt" fo:font-weight="bold" style:font-size-asian="12pt" style:font-weight-asian="bold" style:font-size-complex="12pt" fo:background-color="#ffff00"/>
    </style:style>
    <style:style style:name="T13" style:family="text">
      <style:text-properties style:text-line-through-style="solid" style:text-line-through-type="single" fo:font-size="14pt" style:font-size-asian="14pt" style:font-size-complex="14pt" fo:background-color="#ffffff"/>
    </style:style>
    <style:style style:name="T14" style:family="text">
      <style:text-properties style:text-line-through-style="solid" style:text-line-through-type="single" fo:font-size="12pt" style:font-size-asian="12pt" style:font-size-complex="12pt"/>
    </style:style>
    <style:style style:name="T15" style:family="text">
      <style:text-properties style:text-line-through-style="solid" style:text-line-through-type="single" fo:font-size="12pt" style:font-size-asian="12pt" style:font-size-complex="12pt" fo:background-color="#ffff00"/>
    </style:style>
    <style:style style:name="T16" style:family="text">
      <style:text-properties style:text-line-through-style="solid" style:text-line-through-type="single" fo:font-size="12pt" style:font-size-asian="12pt" style:font-size-complex="12pt" fo:background-color="#00ff00"/>
    </style:style>
    <style:style style:name="T17" style:family="text">
      <style:text-properties style:text-line-through-style="solid" style:text-line-through-type="single" fo:font-size="12pt" fo:font-style="italic" style:font-size-asian="12pt" style:font-style-asian="italic" style:font-size-complex="12pt"/>
    </style:style>
    <style:style style:name="T18" style:family="text">
      <style:text-properties style:text-line-through-style="solid" style:text-line-through-type="single" fo:font-size="12pt" fo:font-style="italic" style:font-size-asian="12pt" style:font-style-asian="italic" style:font-size-complex="12pt" fo:background-color="#00ff00"/>
    </style:style>
    <style:style style:name="T19" style:family="text">
      <style:text-properties fo:color="#ff0000" fo:font-size="12pt" style:font-size-asian="12pt" style:font-size-complex="12pt"/>
    </style:style>
    <style:style style:name="T20" style:family="text">
      <style:text-properties fo:color="#ff0000" fo:font-size="12pt" style:font-size-asian="12pt" style:font-size-complex="12pt" fo:background-color="#ffff00"/>
    </style:style>
    <style:style style:name="T21" style:family="text">
      <style:text-properties fo:color="#ff0000" fo:font-size="12pt" fo:font-style="italic" style:font-size-asian="12pt" style:font-style-asian="italic" style:font-size-complex="12pt"/>
    </style:style>
    <style:style style:name="T22" style:family="text">
      <style:text-properties fo:color="#ff0000" fo:font-size="12pt" fo:font-style="italic" fo:font-weight="bold" style:font-size-asian="12pt" style:font-style-asian="italic" style:font-weight-asian="bold" style:font-size-complex="12pt"/>
    </style:style>
    <style:style style:name="T23" style:family="text">
      <style:text-properties fo:color="#ff0000" style:text-line-through-style="solid" style:text-line-through-type="single" fo:font-size="12pt" style:font-size-asian="12pt" style:font-size-complex="12pt" fo:background-color="#ffff00"/>
    </style:style>
    <style:style style:name="T24" style:family="text">
      <style:text-properties fo:color="#ff0000" style:text-line-through-style="solid" style:text-line-through-type="single" fo:font-size="12pt" style:font-size-asian="12pt" style:font-size-complex="12pt"/>
    </style:style>
    <style:style style:name="T25" style:family="text">
      <style:text-properties fo:color="#ff0000"/>
    </style:style>
    <style:style style:name="T26" style:family="text">
      <style:text-properties fo:color="#ff0000" fo:background-color="#ffff00"/>
    </style:style>
    <style:style style:name="T27" style:family="text">
      <style:text-properties fo:font-size="24pt" style:font-size-asian="24pt" style:font-size-complex="24pt"/>
    </style:style>
    <style:style style:name="T28" style:family="text">
      <style:text-properties fo:font-size="10pt" style:font-size-asian="10pt" style:font-size-complex="10pt"/>
    </style:style>
    <style:style style:name="T29" style:family="text">
      <style:text-properties fo:color="#191919" fo:font-size="12pt" style:font-size-asian="12pt" style:font-size-complex="12pt" fo:background-color="#ffffff"/>
    </style:style>
    <style:style style:name="T30" style:family="text">
      <style:text-properties fo:font-size="20pt" style:font-size-asian="20pt" style:font-size-complex="20pt"/>
    </style:style>
    <style:style style:name="T31" style:family="text">
      <style:text-properties fo:font-weight="bold" style:font-weight-asian="bold"/>
    </style:style>
    <style:style style:name="T32" style:family="text">
      <style:text-properties fo:font-weight="bold" style:font-weight-asian="bold" fo:background-color="#ffff00"/>
    </style:style>
    <style:style style:name="T33" style:family="text">
      <style:text-properties fo:color="#323232" fo:font-size="12pt" style:font-size-asian="12pt" style:font-size-complex="12pt"/>
    </style:style>
    <style:style style:name="T34" style:family="text">
      <style:text-properties fo:color="#323232" fo:font-size="12pt" fo:font-style="italic" style:font-size-asian="12pt" style:font-style-asian="italic" style:font-size-complex="12pt"/>
    </style:style>
    <style:style style:name="T35" style:family="text">
      <style:text-properties fo:color="#323232" fo:font-size="12pt" fo:font-weight="bold" style:font-size-asian="12pt" style:font-weight-asian="bold" style:font-size-complex="12pt" fo:background-color="#ffff00"/>
    </style:style>
    <style:style style:name="T36" style:family="text">
      <style:text-properties fo:background-color="#ffff00"/>
    </style:style>
    <style:style style:name="T37"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VR EXHIBIT</text:span></text:p>
      <text:p text:style-name="P4"><text:span text:style-name="T1">NARRATIVE, DESIGN, OBJECTS &amp; TEXT PANELS</text:span></text:p>
      <text:p text:style-name="P6"/>
      <text:p text:style-name="P4"><text:span text:style-name="T1">LOBBY /EXHIBIT ENTRANCE</text:span></text:p>
      <text:p text:style-name="P6"/>
      <text:p text:style-name="P3"><text:span text:style-name="T1">Branding Title:</text:span></text:p>
      <text:p text:style-name="P7"/>
      <text:p text:style-name="P12"><text:span text:style-name="T7">A (Virtual) Visit to the Ayn Rand Archives</text:span></text:p>
      <text:p text:style-name="P7"/>
      <text:p text:style-name="P3"><text:span text:style-name="T1">1.1 - Facility Name / Exhibit Title / Gallery Name:</text:span></text:p>
      <text:p text:style-name="P7"/>
      <text:p text:style-name="P12"><text:span text:style-name="T7">The Ayn Rand Archives / A Writer’s Studio / Frank O’Connor Gallery</text:span></text:p>
      <text:p text:style-name="P13"/>
      <text:p text:style-name="P3"><text:span text:style-name="T1">1.2 - Introductory Text Panel</text:span></text:p>
      <text:p text:style-name="P5"/>
      <text:p text:style-name="P15"><text:span text:style-name="T2">Introductory Statement</text:span><text:span text:style-name="T1"><text:tab/></text:span></text:p>
      <text:p text:style-name="P2"><text:span text:style-name="T1"><text:tab/></text:span></text:p>
      <text:p text:style-name="P16"><text:span text:style-name="T3">Ayn Rand (1905 - 82) was a 20th century Russian-American novelist who published four novels that have developed a worldwide audience. As a novelist-philosopher, her Romantic Realist works and original philosophical system, Objectivism, are known and discussed. And today there is increasing interest in the physical circumstances in which she produced these works: her “writer studio.” </text:span></text:p>
      <text:p text:style-name="P1"/>
      <text:p text:style-name="P16"><text:span text:style-name="T3">Ayn Rand wrote her four novels, as well as other fiction and nonfiction on a desk purchased for her in Los Angeles in 1929 by her husband, Frank O’Connor. The desk occupied more than a dozen apartments and a house in two cities, Los Angeles and New York between 1929 and 1982. On this desk she wrote her four novels plus other fiction and nonfiction works.</text:span></text:p>
      <text:p text:style-name="P17"><text:soft-page-break/></text:p>
      <text:p text:style-name="P16"><text:span text:style-name="T3">As a literary artist, Ayn Rand considered herself a Romantic Realist. She believed that art should depict what is metaphysically important in life. In her paraphrase of Aristotle's </text:span><text:span text:style-name="T5">Poetics</text:span><text:span text:style-name="T3">, art is concerned not with human history</text:span><text:span text:style-name="T13">,</text:span><text:span text:style-name="T3"> reported journalistically, but human life recreated and portrayed as it could be and ought to be. This was Ayn Rand’s portal into the field of art. </text:span></text:p>
      <text:p text:style-name="P17"/>
      <text:p text:style-name="P16"><text:span text:style-name="T5">A Writer’s Studio</text:span><text:span text:style-name="T3"> examines Rand’s art and the physical circumstances of her life while she was creating it. The exhibit incorporates artifacts from the Ayn Rand Archives, including ones selected from her personal papers and effects. These objects concretize her youthful decision to leave Soviet Russia and to establish herself in America in order to achieve “what ought to be” in art and in her life.</text:span></text:p>
      <text:p text:style-name="P7"/>
      <text:p text:style-name="P7"/>
      <text:p text:style-name="P22"><text:span text:style-name="T7">1.3 - Four Novels [Text Panel]</text:span></text:p>
      <text:p text:style-name="P19"/>
      <text:p text:style-name="P18"><text:span text:style-name="T7">Four Novels</text:span></text:p>
      <text:p text:style-name="P19"/>
      <text:p text:style-name="P18"><text:span text:style-name="T7">Early in her </text:span><text:span text:style-name="T19">writing</text:span><text:span text:style-name="T7"> career, Ayn Rand’s publishers assumed the responsibility for designing book covers. However, by the 1970s, Rand’s reputation was </text:span><text:span text:style-name="T19">well</text:span><text:span text:style-name="T7"> established</text:span><text:span text:style-name="T19">; and she </text:span><text:span text:style-name="T7">was able to participate in the art direction of a series of new covers for her fiction and nonfiction works. These later covers, incorporating original paintings into fields of white, were executed by painter, Robert Heindel, an contemporary artist whose depictions of ballet dancers, athletes and scientists, aligned with Rand’s view of the ideal human figure.</text:span></text:p>
      <text:p text:style-name="P29"/>
      <text:p text:style-name="Standard"><text:span text:style-name="T7">1.3.1 - [Wall of book covers]</text:span></text:p>
      <text:p text:style-name="P29"/>
      <text:p text:style-name="P29"/>
      <text:p text:style-name="P29"/>
      <text:p text:style-name="P23"/>
      <text:p text:style-name="P22"><text:span text:style-name="T7">2. - Russia<text:tab/>[Focus Text]</text:span></text:p>
      <text:p text:style-name="P24"/>
      <text:p text:style-name="P18"><text:span text:style-name="T27">Soviet Russia</text:span></text:p>
      <text:p text:style-name="P19"/>
      <text:p text:style-name="P18"><text:soft-page-break/><text:span text:style-name="T7">Early Writings</text:span></text:p>
      <text:p text:style-name="P19"/>
      <text:p text:style-name="P18"><text:span text:style-name="T7">After completing her studies at the University of Leningrad in 1924, Ayn Rand enrolled at the State Technicum for Screen Arts, a film school established by Lenin for the development of Soviet cinema. Her objective was to study screenwriting, and in preparation she also began writing film reviews and short essays on Hollywood, some of which were published. She briefly thought about becoming a Soviet screenwriter, subtly incorporating her individualist ethical and political ideas into her scripts. But this early experiment with literary </text:span><text:span text:style-name="T19">mis</text:span><text:span text:style-name="T7">direction failed. The collectivist nature of Russian politics and culture was monolithic. <text:s/>And she realized her prospects for survival in Soviet Russia were nonexistent: “I would have been probably dead within one year,” she later concluded.</text:span></text:p>
      <text:p text:style-name="P19"/>
      <text:p text:style-name="P18"><text:span text:style-name="T8">[FOCUS TEXT B]</text:span></text:p>
      <text:p text:style-name="P18"><text:span text:style-name="T7">During the Soviet period, Ayn Rand’s mother received a letter from a cousin living in Chicago who worked as a film exhibitor. A visit to America was proposed, which coincided with the easing of Soviet restrictions on students wishing to study abroad. The official purpose of Rand’s visit would be to study the American film industry first-hand and then to return and contribute the fruits of this research toward the development of Soviet film. The stated purpose was a ruse. Rand planned to make her American visit permanent. Her goal was to establish herself as a screenwriter, thereafter “graduating into literature” when her command of English had improved. <text:s text:c="2"/></text:span></text:p>
      <text:p text:style-name="P19"/>
      <text:p text:style-name="P19"/>
      <text:p text:style-name="P19"/>
      <text:p text:style-name="P22"><text:span text:style-name="T7">III - Early Hollywood Years<text:tab/><text:tab/><text:tab/><text:tab/></text:span></text:p>
      <text:p text:style-name="P18"><text:span text:style-name="T7"><text:tab/></text:span></text:p>
      <text:p text:style-name="P18"><text:span text:style-name="T7">Ayn Rand arrived in New York City in February 1926. She spent the next six months with her relatives in Chicago, obtained an extension to her visa, and then left for Hollywood to pursue a career as a screenwriter.</text:span></text:p>
      <text:p text:style-name="P19"/>
      <text:p text:style-name="P18"><text:span text:style-name="T7">On Rand's second day in Hollywood, Cecil B. DeMille saw her standing at the gate of his studio, offered her a ride to the set of his movie </text:span><text:span text:style-name="T10">The King of Kings</text:span><text:span text:style-name="T7">, and gave her a job, first as an extra, then as a script reader. During the next week at the studio, she met an actor, Frank O'Connor, whom she married in 1929; they were married until his death fifty years later.</text:span></text:p>
      <text:p text:style-name="P19"/>
      <text:p text:style-name="P18"><text:span text:style-name="T7">After struggling for several years at various non</text:span><text:span text:style-name="T8"> </text:span><text:span text:style-name="T7">writing jobs, including one in the wardrobe department at the RKO Radio Pictures, Inc., she sold her first screenplay, "Red Pawn," to Universal Pictures in 1932 and saw her first stage play produced in Hollywood as “Woman on Trial,” and then </text:span><text:span text:style-name="T19">later</text:span><text:span text:style-name="T7"> on Broadway as </text:span><text:span text:style-name="T19">“Night of January 16th.”</text:span></text:p>
      <text:p text:style-name="P19"/>
      <text:p text:style-name="P23"/>
      <text:p text:style-name="P22"><text:span text:style-name="T7">IV - <text:tab/>New York Interlude<text:tab/><text:tab/><text:tab/><text:tab/></text:span></text:p>
      <text:p text:style-name="P19"/>
      <text:p text:style-name="P18"><text:span text:style-name="T7">Ayn Rand’s first novel, </text:span><text:span text:style-name="T10">We the Living</text:span><text:span text:style-name="T7">, was completed in 1934 but was rejected by numerous publishers, until The Macmillan Company in the United States and Cassells and Company in England published the book in 1936. The most autobiographical of her novels, it was based on her years under Soviet tyranny. Its theme was the evil of dictatorship.</text:span></text:p>
      <text:p text:style-name="P19"><text:soft-page-break/></text:p>
      <text:p text:style-name="P18"><text:span text:style-name="T7">In 1934, Ayn Rand and her husband moved from Hollywood to New York City in order to work on a Broadway production of </text:span><text:span text:style-name="T10">Night of January 16th</text:span><text:span text:style-name="T7">. She began writing </text:span><text:span text:style-name="T10">The Fountainhead</text:span><text:span text:style-name="T7"> in 1935. In the character of the architect Howard Roark, she presented for the first time the kind of hero whose depiction was the chief goal of her writing: the ideal man, man as "he could be and ought to be." </text:span></text:p>
      <text:p text:style-name="P21"/>
      <text:p text:style-name="P18"><text:span text:style-name="T7">In 1937, Ayn Rand took a break from </text:span><text:span text:style-name="T10">The Fountainhead</text:span><text:span text:style-name="T7"> in order to write a new work originally entitled, “Ego,” and later renamed, </text:span><text:span text:style-name="T10">Anthem</text:span><text:span text:style-name="T7">.</text:span></text:p>
      <text:p text:style-name="P21"/>
      <text:p text:style-name="P18"><text:span text:style-name="T10">The Fountainhead</text:span><text:span text:style-name="T7"> was rejected by twelve publishers but finally accepted by the Bobbs-Merrill Company. When published in 1943, it made history by becoming a best seller through word-of-mouth two years later, and gained for its author lasting recognition as a champion of individualism.</text:span></text:p>
      <text:p text:style-name="P19"/>
      <text:p text:style-name="P23"/>
      <text:p text:style-name="P23"/>
      <text:p text:style-name="P22"><text:span text:style-name="T7">V - Return to Los Angeles<text:tab/><text:tab/><text:tab/><text:tab/></text:span></text:p>
      <text:p text:style-name="P23"/>
      <text:p text:style-name="P18"><text:span text:style-name="T7">Ayn Rand returned to Hollywood in late 1943 to write the screenplay for the Warner Bros. film production of </text:span><text:span text:style-name="T10">The Fountainhead</text:span><text:span text:style-name="T7">, but wartime restrictions delayed production until 1948. Working part time as a screenwriter for Hal Wallis Productions, she began her final novel, </text:span><text:span text:style-name="T10">Atlas Shrugged</text:span><text:span text:style-name="T7">, in 1946.</text:span></text:p>
      <text:p text:style-name="P18"/>
      <text:p text:style-name="P23"/>
      <text:p text:style-name="P22"><text:span text:style-name="T7">VI - Von Sternberg House<text:tab/><text:tab/><text:tab/><text:tab/></text:span></text:p>
      <text:p text:style-name="P18"><text:span text:style-name="T7">Due to the rationing of materials during World War II, production on </text:span><text:span text:style-name="T10">The Fountainhead </text:span><text:span text:style-name="T7">film adaptation was delayed. When it became apparent that Rand and her husband would not return to New York City, O’Connor began looking for a residential/investment property. After considering Frank Lloyd Wright’s Storer House, located six blocks from the small West Hollywood apartment in which Rand has worked on </text:span><text:span text:style-name="T10">We the Living </text:span><text:span text:style-name="T7">in 1933, he selected a house by Richard </text:span><text:span text:style-name="T19">Neutra</text:span><text:span text:style-name="T7">. Originally built for director Josef von Sternberg, the steel-and-glass house was located on a thirteen acres property in the Chatsworth area of the San Fernando Valley. Thoroughly disenchanted with film and stage acting, O’Connor spent the following years developing the ranch into a commercial enterprise, growing alfalfa and cut flowers. O’Connor specialized in hybridizing gladiol</text:span><text:span text:style-name="T19">u</text:span><text:span text:style-name="T7">s. In honor of the release of the film version of </text:span><text:span text:style-name="T10">The Fountainhead</text:span><text:span text:style-name="T7">, he would create a new hybrid called The Patricia Neal.</text:span></text:p>
      <text:p text:style-name="P19"/>
      <text:p text:style-name="P19"/>
      <text:p text:style-name="P22"><text:span text:style-name="T7">VII - A New Novel: </text:span><text:span text:style-name="T10">Atlas Shrugged<text:tab/><text:tab/><text:tab/></text:span></text:p>
      <text:p text:style-name="P3"/>
      <text:p text:style-name="P18"><text:span text:style-name="T7">A</text:span><text:span text:style-name="T19">f</text:span><text:span text:style-name="T7">fixed in Hollywood and awaiting the production of </text:span><text:span text:style-name="T10">The Fountainhead</text:span><text:span text:style-name="T7">, Ayn Rand began a new novel.</text:span></text:p>
      <text:p text:style-name="P19"><text:soft-page-break/></text:p>
      <text:p text:style-name="P18"><text:span text:style-name="T7">Rand “described the theme of </text:span><text:span text:style-name="T10">Atlas Shrugged</text:span><text:span text:style-name="T7"> as </text:span><text:span text:style-name="T20">‘</text:span><text:span text:style-name="T7">the role of the mind in man’s existence — and, as a corollary, the demonstration of a new moral philosophy: the morality of rational self-interest.</text:span><text:span text:style-name="T20">’</text:span><text:span text:style-name="T7">” The idea for the novel occurred to her in 1943, while discussing the philosophy of </text:span><text:span text:style-name="T10">The Fountainhead</text:span><text:span text:style-name="T7"> with an acquaintance who insisted that Rand was obligated to enlighten her readers with a nonfiction version of her ethical philosophy. Rand countered she had already fulfilled the obligation and that her case was clear to any attentive reader of her fiction. However, she wondered aloud, “What would happen if every creative person went on strike against such obligations?” That, she exclaimed, would make a good novel. After the discussion ended, [her husband Frank] O’Connor, who was in the room at the time, turned to her and said: “It would make a good novel.</text:span><text:span text:style-name="T20">”</text:span></text:p>
      <text:p text:style-name="P18"/>
      <text:p text:style-name="P18"><text:span text:style-name="T7">“Rand thought that ‘The Mind on Strike’ would be a relatively short work dealing with economics, and that it would </text:span><text:span text:style-name="T20">‘</text:span><text:span text:style-name="T7">illustrate [</text:span><text:span text:style-name="T10">The Fountainhead’s</text:span><text:span text:style-name="T7">] philosophy in action [and] merely show that capitalism and the proper economics rest on the mind.</text:span><text:span text:style-name="T20">’</text:span><text:span text:style-name="T7">” But as she further examined the mind’s role in human existence, the scope of the novel expanded. Eventually, the finished novel integrated a wide range of topics, including metaphysics, politics, and romantic love. She thought the novel would require two years to write; instead, it took fourteen years. </text:span><text:span text:style-name="T21">The Fountainhead</text:span><text:span text:style-name="T7">, as she later put it, was merely an overture to </text:span><text:span text:style-name="T10">Atlas Shrugged</text:span><text:span text:style-name="T7">.</text:span></text:p>
      <text:p text:style-name="P19"/>
      <text:p text:style-name="P18"><text:span text:style-name="T7">“The story of </text:span><text:span text:style-name="T10">Atlas Shrugged</text:span><text:span text:style-name="T7"> concerns men and women of ability in all fields, who are oppressed by a collectivist world that refuses to recognize their value. The background is modern industrial civilization. When the story opens, New York City is crumbling . . . . living conditions are getting worse. The world’s generator is running low, but no one knows why. Against this backdrop, Rand would present and dramatize her entire philosophy.</text:span><text:span text:style-name="T20">”</text:span></text:p>
      <text:p text:style-name="P19"/>
      <text:p text:style-name="P18"><text:span text:style-name="T7">From </text:span><text:span text:style-name="T10">Ayn Rand</text:span></text:p>
      <text:p text:style-name="P18"><text:span text:style-name="T7">by Jeff Britting</text:span></text:p>
      <text:p text:style-name="P18"><text:span text:style-name="T7">The Overlook Press, 2004</text:span></text:p>
      <text:p text:style-name="P23"/>
      <text:p text:style-name="P21"/>
      <text:p text:style-name="P22"><text:span text:style-name="T7">VIII - A New Film: Adapting</text:span><text:span text:style-name="T10"> The Fountainhead<text:tab/></text:span></text:p>
      <text:p text:style-name="P28"><text:span text:style-name="T7">By 1949, Ayn Rand had managed to achieve her professional goal of establishing herself as a screenwriter, thereafter</text:span><text:span text:style-name="T23">,</text:span><text:span text:style-name="T7"> “graduating into literature” when her command of English had improved.</text:span></text:p>
      <text:p text:style-name="P29"/>
      <text:p text:style-name="P28"><text:span text:style-name="T7">While the Warners Bros. film adaptation of </text:span><text:span text:style-name="T10">The Fountainhead--</text:span><text:span text:style-name="T7">directed by King Vidor and starring Patricia Neal and Gary Cooper--returned the novel to the best-seller lists, becoming the promotional vehicle she had hoped for, the production was a torturous experience. With the exception of her script and her initial enthusiasm for the casting of Cooper, Rand “disliked the movie from beginning to end.” After a contentious battle over the shooting script, Rand’s version was shot as written; however, on the night of the Hollywood premiere, she discovered that the studio had deleted a line from Roark’s final courtroom speech: “I came here to say that I am a man who does not exist for others.” This was enough to numb any joy or sense of triumph Rand experienced at the premiere.</text:span></text:p>
      <text:p text:style-name="P29"/>
      <text:p text:style-name="P30"/>
      <text:p text:style-name="P5"/>
      <text:p text:style-name="P5"/>
      <text:p text:style-name="P5"/>
      <text:p text:style-name="P5"><text:soft-page-break/></text:p>
      <text:p text:style-name="P5"/>
      <text:p text:style-name="P5"/>
      <text:p text:style-name="P3"><text:span text:style-name="T1">Object Text Panels</text:span></text:p>
      <text:p text:style-name="P7"/>
      <text:p text:style-name="P22"><text:span text:style-name="T7">I. Four Novels<text:tab/><text:tab/>(4.24” by 7”)</text:span></text:p>
      <text:p text:style-name="P23"/>
      <text:list xml:id="list3583959936" text:style-name="WWNum3">
        <text:list-item>
          <text:p text:style-name="P40"><text:span text:style-name="T7">√ </text:span><text:span text:style-name="T10">We the Living<text:tab/><text:tab/><text:tab/><text:tab/></text:span><text:span text:style-name="T7">2 historic covers</text:span></text:p>
        </text:list-item>
        <text:list-item>
          <text:p text:style-name="P40"><text:span text:style-name="T7">√ </text:span><text:span text:style-name="T10">Anthem<text:tab/><text:tab/><text:tab/><text:tab/><text:tab/></text:span><text:span text:style-name="T7">2 historic covers</text:span><text:span text:style-name="T10"><text:tab/></text:span></text:p>
        </text:list-item>
        <text:list-item>
          <text:p text:style-name="P40"><text:span text:style-name="T7">√ </text:span><text:span text:style-name="T10">The Fountainhead<text:tab/><text:tab/><text:tab/><text:tab/></text:span><text:span text:style-name="T7">2 historic covers</text:span></text:p>
        </text:list-item>
        <text:list-item>
          <text:p text:style-name="P40"><text:span text:style-name="T7">√ </text:span><text:span text:style-name="T10">Atlas Shrugged<text:tab/><text:tab/><text:tab/><text:tab/></text:span><text:span text:style-name="T7">2 historic covers</text:span></text:p>
        </text:list-item>
      </text:list>
      <text:p text:style-name="P7"/>
      <text:p text:style-name="P12"><text:span text:style-name="T8">[Object Tex</text:span><text:span text:style-name="T20">t</text:span><text:span text:style-name="T8"> Panel]</text:span></text:p>
      <text:p text:style-name="P7"/>
      <text:p text:style-name="P28"><text:span text:style-name="T2">Cover Art for Novels</text:span></text:p>
      <text:p text:style-name="P28"><text:span text:style-name="T28">1930s - 1970s</text:span></text:p>
      <text:p text:style-name="P32"/>
      <text:p text:style-name="P28"><text:span text:style-name="T7">Miscellaneous graphic artists</text:span></text:p>
      <text:p text:style-name="P29"/>
      <text:p text:style-name="P28"><text:span text:style-name="T7">Printing on paper</text:span></text:p>
      <text:p text:style-name="P29"/>
      <text:p text:style-name="P28"><text:soft-page-break/><text:span text:style-name="T7">Ayn Rand Archives</text:span></text:p>
      <text:p text:style-name="P7"/>
      <text:p text:style-name="P7"/>
      <text:p text:style-name="P3"><text:span text:style-name="T7">II. Leaving Soviet Russia<text:tab/><text:tab/><text:tab/><text:tab/></text:span></text:p>
      <text:p text:style-name="P7"/>
      <text:p text:style-name="P18"><text:span text:style-name="T14">√ Video Excerpt: “Soviet Russia”</text:span><text:span text:style-name="T17"><text:tab/></text:span><text:span text:style-name="T22">(Let’s not use video for now)</text:span></text:p>
      <text:p text:style-name="P14"/>
      <text:p text:style-name="P12"><text:span text:style-name="T8">[Object Text Panel]</text:span></text:p>
      <text:p text:style-name="P7"/>
      <text:p text:style-name="P28"><text:span text:style-name="T2">Soviet Russian Film Footage</text:span></text:p>
      <text:p text:style-name="P28"><text:span text:style-name="T28">c. 1920s.</text:span></text:p>
      <text:p text:style-name="P32"/>
      <text:p text:style-name="P28"><text:span text:style-name="T7">Depicted is Leningrad’s Znamenskaya Square, an early neighborhood of Ayn Rand’s family</text:span></text:p>
      <text:p text:style-name="P29"/>
      <text:p text:style-name="P28"><text:span text:style-name="T7">Video clip of film</text:span></text:p>
      <text:p text:style-name="P29"/>
      <text:p text:style-name="P28"><text:span text:style-name="T7">Prelinger Archives</text:span></text:p>
      <text:p text:style-name="P21"/>
      <text:p text:style-name="P21"/>
      <text:p text:style-name="P21"/>
      <text:p text:style-name="P21"/>
      <text:p text:style-name="P21"><text:soft-page-break/></text:p>
      <text:list xml:id="list708819996" text:style-name="WWNum8">
        <text:list-item>
          <text:p text:style-name="P41"><text:span text:style-name="T7">√ Ayn Rand as University Student<text:tab/><text:tab/>1 photograph <text:s/>(2” by 2”) </text:span></text:p>
        </text:list-item>
      </text:list>
      <text:p text:style-name="P14"/>
      <text:p text:style-name="P12"><text:span text:style-name="T8">[Object Tex</text:span><text:span text:style-name="T20">t</text:span><text:span text:style-name="T8"> Panel]</text:span></text:p>
      <text:p text:style-name="P7"/>
      <text:p text:style-name="P28"><text:span text:style-name="T2">Ayn Rand</text:span></text:p>
      <text:p text:style-name="P28"><text:span text:style-name="T28">1921</text:span></text:p>
      <text:p text:style-name="P32"/>
      <text:p text:style-name="P28"><text:span text:style-name="T7">University application photograph</text:span></text:p>
      <text:p text:style-name="P29"/>
      <text:p text:style-name="P28"><text:span text:style-name="T7">Printing on paper</text:span></text:p>
      <text:p text:style-name="P29"/>
      <text:p text:style-name="P28"><text:span text:style-name="T7">Ayn Rand Archives</text:span></text:p>
      <text:p text:style-name="P23"/>
      <text:list xml:id="list20526570112715" text:continue-numbering="true" text:style-name="WWNum8">
        <text:list-item>
          <text:p text:style-name="P41"><text:span text:style-name="T7">√ Ayn Rand in FIlm School<text:tab/><text:tab/><text:tab/>1 photograph <text:tab/>(2” by 2”)</text:span></text:p>
        </text:list-item>
      </text:list>
      <text:p text:style-name="P14"/>
      <text:p text:style-name="P12"><text:span text:style-name="T8">[Object Tex</text:span><text:span text:style-name="T20">t</text:span><text:span text:style-name="T8"> Panel]</text:span></text:p>
      <text:p text:style-name="P7"/>
      <text:p text:style-name="P28"><text:span text:style-name="T2">Ayn Rand</text:span></text:p>
      <text:p text:style-name="P28"><text:span text:style-name="T28">c. 1924</text:span></text:p>
      <text:p text:style-name="P32"/>
      <text:p text:style-name="P28"><text:soft-page-break/><text:span text:style-name="T7">Acting pose, while a student at the State Technicum for Screen Arts, 1924 - 25, where she also studied cinematography</text:span></text:p>
      <text:p text:style-name="P29"/>
      <text:p text:style-name="P28"><text:span text:style-name="T7">Printing on paper</text:span></text:p>
      <text:p text:style-name="P29"/>
      <text:p text:style-name="P28"><text:span text:style-name="T7">Ayn Rand Archive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0525302748187" text:continue-numbering="true" text:style-name="WWNum8">
        <text:list-item>
          <text:p text:style-name="P41"><text:span text:style-name="T7">√ Cinema Institute<text:tab/><text:tab/><text:tab/><text:tab/>1 photograph (sites book) (4” by 5”)</text:span></text:p>
        </text:list-item>
      </text:list>
      <text:p text:style-name="P14"><text:soft-page-break/></text:p>
      <text:p text:style-name="P12"><text:span text:style-name="T8">[Object Tex</text:span><text:span text:style-name="T20">t</text:span><text:span text:style-name="T8"> Panel]</text:span></text:p>
      <text:p text:style-name="P7"/>
      <text:p text:style-name="P28"><text:span text:style-name="T2">Ayn Rand</text:span></text:p>
      <text:p text:style-name="P28"><text:span text:style-name="T28">1921</text:span></text:p>
      <text:p text:style-name="P32"/>
      <text:p text:style-name="P28"><text:span text:style-name="T29">“Film for us is the most important of the arts.” Attributed to Lenin by Anatoly Lunacharsky, the Bolshevik government’s first Commissar for Education. </text:span><text:span text:style-name="T7">(John Green, </text:span><text:span text:style-name="T10">The Most Important of the Arts: Film After the Russian Revolution</text:span><text:span text:style-name="T7">)</text:span></text:p>
      <text:p text:style-name="P33"/>
      <text:p text:style-name="P28"><text:span text:style-name="T7">Printing on paper</text:span></text:p>
      <text:p text:style-name="P29"/>
      <text:p text:style-name="P28"><text:span text:style-name="T7">Ayn Rand Archives</text:span></text:p>
      <text:p text:style-name="P23"/>
      <text:p text:style-name="P23"/>
      <text:list xml:id="list20524822384394" text:continue-numbering="true" text:style-name="WWNum8">
        <text:list-item>
          <text:p text:style-name="P41"><text:span text:style-name="T7">√ Early Writings on Hollywood<text:tab/><text:tab/>2 booklets covers: Pola/City of Movies</text:span></text:p>
        </text:list-item>
      </text:list>
      <text:p text:style-name="P18"><text:span text:style-name="T9"><text:tab/></text:span><text:span text:style-name="T7"><text:tab/><text:tab/><text:tab/><text:tab/><text:tab/>(4” by 7”)</text:span></text:p>
      <text:p text:style-name="P12"><text:span text:style-name="T8">[Object Tex</text:span><text:span text:style-name="T20">t</text:span><text:span text:style-name="T8"> Panel]</text:span></text:p>
      <text:p text:style-name="P7"/>
      <text:p text:style-name="P28"><text:span text:style-name="T2">Early Writings on Hollywood</text:span></text:p>
      <text:p text:style-name="P28"><text:span text:style-name="T28">c. 1920s</text:span></text:p>
      <text:p text:style-name="P32"/>
      <text:p text:style-name="P28"><text:span text:style-name="T7">First publications in Russian on film subjects, including an overview of Hollywood, </text:span><text:span text:style-name="T10">Hollywood: American City of Cinema</text:span><text:span text:style-name="T7"> and, </text:span><text:span text:style-name="T10">Pola Negri,</text:span><text:span text:style-name="T7"> a short profile on one of Rand’s favorite silent film actresses.</text:span></text:p>
      <text:p text:style-name="P29"><text:soft-page-break/></text:p>
      <text:p text:style-name="P28"><text:span text:style-name="T7">Printing on paper</text:span></text:p>
      <text:p text:style-name="P29"/>
      <text:p text:style-name="P28"><text:span text:style-name="T7">Ayn Rand Archives</text:span></text:p>
      <text:p text:style-name="P7"/>
      <text:p text:style-name="P7"/>
      <text:p text:style-name="P7"/>
      <text:p text:style-name="P7"/>
      <text:p text:style-name="P7"/>
      <text:p text:style-name="P7"/>
      <text:p text:style-name="P7"/>
      <text:p text:style-name="P7"/>
      <text:p text:style-name="P7"/>
      <text:p text:style-name="P7"/>
      <text:p text:style-name="P3"><text:span text:style-name="T7">III. Early Hollywood Years<text:tab/><text:tab/><text:tab/><text:tab/></text:span></text:p>
      <text:list xml:id="list367887125" text:style-name="WWNum1">
        <text:list-item>
          <text:p text:style-name="P42"><text:span text:style-name="T7">√ Hollywood<text:tab/><text:tab/><text:tab/><text:tab/><text:tab/>panoramic image</text:span></text:p>
        </text:list-item>
      </text:list>
      <text:p text:style-name="P48"><text:span text:style-name="T7"><text:tab/><text:tab/><text:tab/><text:tab/><text:tab/></text:span><text:span text:style-name="T19">(Just keep the aspect ratio and enlarge as you wish)</text:span></text:p>
      <text:p text:style-name="P12"><text:span text:style-name="T8">[Object Text Panel]</text:span></text:p>
      <text:p text:style-name="P7"/>
      <text:p text:style-name="P28"><text:span text:style-name="T2">Panorama of Hollywood</text:span></text:p>
      <text:p text:style-name="P28"><text:span text:style-name="T28">c. 1920s</text:span></text:p>
      <text:p text:style-name="P32"><text:soft-page-break/></text:p>
      <text:p text:style-name="P28"><text:span text:style-name="T7">Look toward downtown Hollywood and the Hollywood Hills</text:span></text:p>
      <text:p text:style-name="P29"/>
      <text:p text:style-name="P28"><text:span text:style-name="T7">Digital reproduction</text:span></text:p>
      <text:p text:style-name="P29"/>
      <text:p text:style-name="P28"><text:span text:style-name="T7">Library of Congress</text:span></text:p>
      <text:p text:style-name="P19"/>
      <text:p text:style-name="P18"><text:span text:style-name="T7"><text:s/></text:span></text:p>
      <text:p text:style-name="P18"><text:span text:style-name="T15">Ayn Rand as an Film Extra<text:tab/><text:tab/><text:tab/>1 photograph</text:span></text:p>
      <text:p text:style-name="P18"><text:span text:style-name="T16">Video Excerpt: </text:span><text:span text:style-name="T18">The King of Kings</text:span><text:span text:style-name="T16"> <text:tab/><text:tab/>video clip [David Hayes]</text:span></text:p>
      <text:p text:style-name="P27"/>
      <text:list xml:id="list20526715059841" text:continue-numbering="true" text:style-name="WWNum1">
        <text:list-item>
          <text:p text:style-name="P42"><text:span text:style-name="T7">√ Wardrobe D., RKO Radio Pictures<text:tab/>1 Ayn Rand rooftop (3” by 5”)</text:span></text:p>
        </text:list-item>
      </text:list>
      <text:p text:style-name="P3"><text:span text:style-name="T7"><text:tab/></text:span></text:p>
      <text:p text:style-name="P12"><text:span text:style-name="T8">[Object Text Panel]</text:span></text:p>
      <text:p text:style-name="P7"/>
      <text:p text:style-name="P28"><text:span text:style-name="T2">Ayn Rand</text:span></text:p>
      <text:p text:style-name="P28"><text:span text:style-name="T28">c. 1930s</text:span></text:p>
      <text:p text:style-name="P32"/>
      <text:p text:style-name="P28"><text:span text:style-name="T7">On the rooftop of her apartment building overlooking the </text:span><text:span text:style-name="T19">studio</text:span><text:span text:style-name="T7"> wardrobe building at RKO Radio Pictures </text:span><text:span text:style-name="T24">studio</text:span></text:p>
      <text:p text:style-name="P29"/>
      <text:p text:style-name="P28"><text:span text:style-name="T7">Print on paper</text:span></text:p>
      <text:p text:style-name="P29"><text:soft-page-break/></text:p>
      <text:p text:style-name="P28"><text:span text:style-name="T7">Ayn Rand Archives</text:span></text:p>
      <text:p text:style-name="P7"/>
      <text:p text:style-name="P7"/>
      <text:p text:style-name="P7"/>
      <text:p text:style-name="P7"/>
      <text:p text:style-name="P7"/>
      <text:p text:style-name="P7"/>
      <text:p text:style-name="P7"/>
      <text:p text:style-name="P7"/>
      <text:p text:style-name="P7"/>
      <text:p text:style-name="P7"/>
      <text:list xml:id="list20525932695974" text:continue-numbering="true" text:style-name="WWNum1">
        <text:list-item>
          <text:p text:style-name="P42"><text:span text:style-name="T7">√ Wardrobe: Walter Plunkett, Marie Ree <text:tab/>1 photograph <text:tab/>(8.5” by 11”)</text:span></text:p>
        </text:list-item>
      </text:list>
      <text:p text:style-name="P3"><text:span text:style-name="T7"><text:tab/></text:span></text:p>
      <text:p text:style-name="P12"><text:span text:style-name="T8">[Object Text Panel]</text:span></text:p>
      <text:p text:style-name="P7"/>
      <text:p text:style-name="P28"><text:span text:style-name="T2">Walter Plunkett, Costume Designer, RKO</text:span></text:p>
      <text:p text:style-name="P28"><text:span text:style-name="T28">c. 1930s</text:span></text:p>
      <text:p text:style-name="P32"/>
      <text:p text:style-name="P28"><text:span text:style-name="T7">Walter Plunkett, shown with Marie Ree, the wardrobe department’s head cutter-fitter. Plunkett was a major Hollywood costume designer who worked at RKO Radio Pictures and served as Ayn Rand’s boss. Plunkett was best man at Rand’s 1929 marriage to actor</text:span><text:span text:style-name="T23">,</text:span><text:span text:style-name="T7"> Frank O’Connor. </text:span></text:p>
      <text:p text:style-name="P29"/>
      <text:p text:style-name="P28"><text:soft-page-break/><text:span text:style-name="T7">Digital reproduction</text:span></text:p>
      <text:p text:style-name="P28"><text:span text:style-name="T7">Christian Esquevin, “Silver Screen Modes”</text:span></text:p>
      <text:p text:style-name="P29"/>
      <text:p text:style-name="P28"><text:span text:style-name="T7">Ayn Rand Archives</text:span></text:p>
      <text:p text:style-name="P7"/>
      <text:list xml:id="list20524902002702" text:continue-numbering="true" text:style-name="WWNum1">
        <text:list-item>
          <text:p text:style-name="P42"><text:span text:style-name="T10">√ Woman on Trial<text:tab/><text:tab/><text:tab/><text:tab/></text:span><text:span text:style-name="T7">1 photograph<text:tab/><text:tab/>(8.5” by 11”)</text:span></text:p>
        </text:list-item>
      </text:list>
      <text:p text:style-name="P14"/>
      <text:p text:style-name="P12"><text:span text:style-name="T8">[Object Text Panel]</text:span></text:p>
      <text:p text:style-name="P7"/>
      <text:p text:style-name="P28"><text:span text:style-name="T2">Ayn Rand </text:span></text:p>
      <text:p text:style-name="P28"><text:span text:style-name="T28">1934</text:span></text:p>
      <text:p text:style-name="P32"/>
      <text:p text:style-name="P28"><text:span text:style-name="T7">Ayn Rand standing before a sign affixed to the The Hollywood Playhouse during the initial run of her play,</text:span><text:span text:style-name="T10"> Woman on Trial</text:span></text:p>
      <text:p text:style-name="P29"/>
      <text:p text:style-name="P28"><text:span text:style-name="T7">Print on paper</text:span></text:p>
      <text:p text:style-name="P29"/>
      <text:p text:style-name="P28"><text:span text:style-name="T7">Ayn Rand Archives</text:span></text:p>
      <text:p text:style-name="P7"/>
      <text:p text:style-name="P7"/>
      <text:p text:style-name="P7"/>
      <text:p text:style-name="P7"/>
      <text:p text:style-name="P7"><text:soft-page-break/></text:p>
      <text:p text:style-name="P7"/>
      <text:p text:style-name="P7"/>
      <text:p text:style-name="P7"/>
      <text:p text:style-name="P7"/>
      <text:p text:style-name="P7"/>
      <text:p text:style-name="P7"/>
      <text:list xml:id="list20524875739884" text:continue-numbering="true" text:style-name="WWNum1">
        <text:list-item>
          <text:p text:style-name="P42"><text:span text:style-name="T10">√ </text:span><text:span text:style-name="T7">Writing </text:span><text:span text:style-name="T10">We the Living<text:tab/><text:tab/><text:tab/></text:span><text:span text:style-name="T7">1 photograph - ARPhC: 30-73</text:span></text:p>
        </text:list-item>
      </text:list>
      <text:p text:style-name="P49"><text:span text:style-name="T7">(8.5” by 11”)</text:span></text:p>
      <text:p text:style-name="P18"><text:span text:style-name="T14">Video Excerpt: </text:span><text:span text:style-name="T17">Ayn Rand: A Sense<text:tab/></text:span><text:span text:style-name="T14">video clip [RKO era]</text:span></text:p>
      <text:p text:style-name="P14"/>
      <text:p text:style-name="P12"><text:span text:style-name="T8">[Object Text Panel]</text:span></text:p>
      <text:p text:style-name="P7"/>
      <text:p text:style-name="P28"><text:span text:style-name="T2">Ayn Rand </text:span></text:p>
      <text:p text:style-name="P28"><text:span text:style-name="T28">c. 1933</text:span></text:p>
      <text:p text:style-name="P32"/>
      <text:p text:style-name="P28"><text:span text:style-name="T7">An early portrait photograph of Ayn Rand at her writing desk. The location is believed to be her apartment in what is currently West Hollywood, California, where Rand began the final draft of her novel, </text:span><text:span text:style-name="T10">We the Living</text:span><text:span text:style-name="T7">, in 1933.</text:span></text:p>
      <text:p text:style-name="P29"/>
      <text:p text:style-name="P28"><text:span text:style-name="T7">Print on paper</text:span></text:p>
      <text:p text:style-name="P29"/>
      <text:p text:style-name="P28"><text:span text:style-name="T7">Ayn Rand Archives</text:span></text:p>
      <text:p text:style-name="P7"><text:soft-page-break/></text:p>
      <text:p text:style-name="P7"/>
      <text:p text:style-name="P3"><text:span text:style-name="T7">IV. New York Interlude<text:tab/><text:tab/><text:tab/><text:tab/></text:span></text:p>
      <text:p text:style-name="P18"><text:span text:style-name="T7">√</text:span><text:span text:style-name="T14"> Video Excerpt: New York City, 1930s, stock</text:span><text:span text:style-name="T7"> </text:span><text:span text:style-name="T22">(Let’s not use video for now)</text:span></text:p>
      <text:p text:style-name="P14"/>
      <text:p text:style-name="P50"><text:span text:style-name="T8">[Object Text Panel]</text:span></text:p>
      <text:p text:style-name="P31"/>
      <text:p text:style-name="P28"><text:span text:style-name="T2">Lower Manhattan</text:span></text:p>
      <text:p text:style-name="P28"><text:span text:style-name="T28">c. 1930s</text:span></text:p>
      <text:p text:style-name="P32"/>
      <text:p text:style-name="P28"><text:span text:style-name="T7">The skyline of New York City from the Hudson River. </text:span></text:p>
      <text:p text:style-name="P29"/>
      <text:p text:style-name="P28"><text:span text:style-name="T7">Video clip of film</text:span></text:p>
      <text:p text:style-name="P29"/>
      <text:p text:style-name="P28"><text:span text:style-name="T7">Archives.org</text:span></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list xml:id="list3800049762" text:style-name="WWNum2">
        <text:list-item>
          <text:p text:style-name="P43"><text:span text:style-name="T10">√ Night of January 16th<text:tab/><text:tab/><text:tab/></text:span><text:span text:style-name="T7">1 photograph (3” by 5”)</text:span></text:p>
        </text:list-item>
      </text:list>
      <text:p text:style-name="P14"/>
      <text:p text:style-name="P12"><text:span text:style-name="T8">[Object Text Panel]</text:span></text:p>
      <text:p text:style-name="P28"><text:span text:style-name="T4">Night of January 16th</text:span><text:span text:style-name="T2"> </text:span></text:p>
      <text:p text:style-name="P28"><text:span text:style-name="T28">c. 1936</text:span></text:p>
      <text:p text:style-name="P32"/>
      <text:p text:style-name="P28"><text:span text:style-name="T7">A poster from the 1936 Broadway production of Ayn Rand’s first play in which actress Doris Nolan portrayed Karen Andre</text:span></text:p>
      <text:p text:style-name="P29"/>
      <text:p text:style-name="P28"><text:span text:style-name="T7">Digital reproduction </text:span></text:p>
      <text:p text:style-name="P29"/>
      <text:p text:style-name="P28"><text:span text:style-name="T7">Billy Rose Theatre Collection, New York Public Library</text:span></text:p>
      <text:p text:style-name="P29"/>
      <text:list xml:id="list20526638999386" text:continue-numbering="true" text:style-name="WWNum2">
        <text:list-item>
          <text:p text:style-name="P43"><text:span text:style-name="T10">√ </text:span><text:span text:style-name="T7">Publishing </text:span><text:span text:style-name="T10">We the Living<text:tab/><text:tab/><text:tab/></text:span><text:span text:style-name="T7">1 book cover <text:tab/>(5” by 8”)</text:span></text:p>
        </text:list-item>
      </text:list>
      <text:p text:style-name="P20"/>
      <text:p text:style-name="P18"><text:span text:style-name="T8">[Object Text Panel]<text:tab/><text:tab/><text:tab/><text:tab/></text:span></text:p>
      <text:p text:style-name="P13"/>
      <text:p text:style-name="P12"><text:soft-page-break/><text:span text:style-name="T7"><text:tab/></text:span><text:span text:style-name="T10">We the Living</text:span><text:span text:style-name="T7">, original cover</text:span></text:p>
      <text:p text:style-name="P28"><text:span text:style-name="T28">c. 1936</text:span></text:p>
      <text:p text:style-name="P29"/>
      <text:p text:style-name="P28"><text:span text:style-name="T7">Print on paper</text:span></text:p>
      <text:p text:style-name="P29"/>
      <text:p text:style-name="P28"><text:span text:style-name="T7">Ayn Rand Archives</text:span></text:p>
      <text:p text:style-name="P7"/>
      <text:list xml:id="list20525163269251" text:continue-numbering="true" text:style-name="WWNum2">
        <text:list-item>
          <text:p text:style-name="P43"><text:span text:style-name="T10">√ </text:span><text:span text:style-name="T7">Writing </text:span><text:span text:style-name="T10">Anthem<text:tab/><text:tab/><text:tab/><text:tab/></text:span><text:span text:style-name="T7">1 book cover<text:tab/><text:tab/>(5” by 8”)</text:span></text:p>
        </text:list-item>
      </text:list>
      <text:p text:style-name="P20"/>
      <text:p text:style-name="P18"><text:span text:style-name="T8">[Object Text Panel]</text:span></text:p>
      <text:p text:style-name="P13"/>
      <text:p text:style-name="P12"><text:span text:style-name="T7"><text:tab/></text:span><text:span text:style-name="T10">Anthem, </text:span><text:span text:style-name="T7">original cover</text:span></text:p>
      <text:p text:style-name="P28"><text:span text:style-name="T28">c. 1937</text:span></text:p>
      <text:p text:style-name="P29"/>
      <text:p text:style-name="P28"><text:span text:style-name="T7">Taking a break from writing </text:span><text:span text:style-name="T10">The Fountainhead</text:span><text:span text:style-name="T7">, Rand wrote a novella entitled, </text:span><text:span text:style-name="T10">Anthem</text:span><text:span text:style-name="T7">. Originally conceived as a play, the work depicts a futuristic society in which the word “I” has been dropped from the vocabularies (and minds) of human beings. Its theme is the meaning of man’s ego.</text:span></text:p>
      <text:p text:style-name="P29"/>
      <text:p text:style-name="P28"><text:span text:style-name="T7">Print on paper</text:span></text:p>
      <text:p text:style-name="P29"/>
      <text:p text:style-name="P28"><text:span text:style-name="T7">Ayn Rand Archives</text:span></text:p>
      <text:p text:style-name="P19"/>
      <text:p text:style-name="P18"><text:span text:style-name="T14">Researching “Second Hand Lives</text:span><text:span text:style-name="T17">”<text:tab/></text:span><text:span text:style-name="T14">1 typescript</text:span></text:p>
      <text:p text:style-name="P22"><text:soft-page-break/><text:span text:style-name="T14"><text:tab/>ARP 067-02B</text:span></text:p>
      <text:p text:style-name="P26"/>
      <text:p text:style-name="P26"/>
      <text:p text:style-name="P26"/>
      <text:p text:style-name="P26"/>
      <text:list xml:id="list20525068867487" text:continue-numbering="true" text:style-name="WWNum2">
        <text:list-item>
          <text:p text:style-name="P43"><text:span text:style-name="T10">√ The Unconquered </text:span><text:span text:style-name="T7">on Broadway<text:tab/><text:tab/>1 program<text:tab/><text:tab/>(5” by 8”)</text:span></text:p>
        </text:list-item>
      </text:list>
      <text:p text:style-name="P20"/>
      <text:p text:style-name="P18"><text:span text:style-name="T8">[Object Text Panel]</text:span></text:p>
      <text:p text:style-name="P13"/>
      <text:p text:style-name="P12"><text:span text:style-name="T7"><text:tab/></text:span><text:span text:style-name="T10">The Unconquered</text:span></text:p>
      <text:p text:style-name="P28"><text:span text:style-name="T28">c. 1940</text:span></text:p>
      <text:p text:style-name="P10"/>
      <text:p text:style-name="P28"><text:span text:style-name="T7">Poster for the George Abbott production of Rand’s adaptation of her novel, </text:span><text:span text:style-name="T10">We the Living. </text:span><text:span text:style-name="T7">Shown left to right: John Emery as Leo; Helen Craig as Kira and Dean Jagger as Leo. The critical response--even from those sympathetic to Rand’s ideas--was uniformly negative, and the play closed after six performances.</text:span></text:p>
      <text:p text:style-name="P29"/>
      <text:p text:style-name="P28"><text:span text:style-name="T7">Print on paper</text:span></text:p>
      <text:p text:style-name="P29"/>
      <text:p text:style-name="P28"><text:span text:style-name="T7">Ayn Rand Archives</text:span></text:p>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list xml:id="list20526162443724" text:continue-numbering="true" text:style-name="WWNum2">
        <text:list-item>
          <text:p text:style-name="P43"><text:span text:style-name="T10">√ </text:span><text:span text:style-name="T7">Writing </text:span><text:span text:style-name="T10">The Fountainhead<text:tab/><text:tab/><text:tab/></text:span><text:span text:style-name="T7">2 manuscript pages, first/last</text:span></text:p>
        </text:list-item>
      </text:list>
      <text:p text:style-name="P18"><text:span text:style-name="T8"><text:tab/><text:tab/><text:tab/><text:tab/><text:tab/><text:tab/><text:tab/></text:span><text:span text:style-name="T7">(8.5” by 11”)</text:span></text:p>
      <text:p text:style-name="P18"><text:span text:style-name="T8">[Object Text Panel]</text:span></text:p>
      <text:p text:style-name="P13"/>
      <text:p text:style-name="P12"><text:span text:style-name="T7"><text:tab/></text:span><text:span text:style-name="T10">The Fountainhead</text:span><text:span text:style-name="T7">, first and last pages</text:span></text:p>
      <text:p text:style-name="P28"><text:span text:style-name="T7">June 26, 1938</text:span></text:p>
      <text:p text:style-name="P28"><text:span text:style-name="T7">November 29, 1942</text:span></text:p>
      <text:p text:style-name="P10"><text:soft-page-break/></text:p>
      <text:p text:style-name="P28"><text:span text:style-name="T7">Rand’s breakthrough novel, published on May 8, 1943. The theme was collectivism versus individualism, not in politics but in man’s soul. The </text:span><text:span text:style-name="T10">New York Times </text:span><text:span text:style-name="T7">wrote: Ayn Rand “has written a hymn in praise of the individual . . . you will not be able to read this masterful book without thinking through some of the basic concepts of our times.”</text:span></text:p>
      <text:p text:style-name="P29"/>
      <text:p text:style-name="P28"><text:span text:style-name="T7">Print on paper</text:span></text:p>
      <text:p text:style-name="P29"/>
      <text:p text:style-name="P28"><text:span text:style-name="T7">Ayn Rand Archives</text:span></text:p>
      <text:p text:style-name="P19"/>
      <text:p text:style-name="P18"><text:span text:style-name="T14">Publishing </text:span><text:span text:style-name="T17">The Fountainhead<text:tab/><text:tab/></text:span><text:span text:style-name="T14">1 clipping, </text:span><text:span text:style-name="T17">New York Times</text:span></text:p>
      <text:p text:style-name="P7"/>
      <text:p text:style-name="P3"><text:span text:style-name="T1">Object List, </text:span><text:span text:style-name="T6">cont.</text:span></text:p>
      <text:p text:style-name="P7"/>
      <text:p text:style-name="P3"><text:span text:style-name="T7">V. Return to Los Angeles<text:tab/><text:tab/><text:tab/></text:span></text:p>
      <text:list xml:id="list4273678462" text:style-name="WWNum4">
        <text:list-item>
          <text:p text:style-name="P44"><text:span text:style-name="T7">√ What Los Angele</text:span><text:span text:style-name="T19">s</text:span><text:span text:style-name="T7"> is Reading<text:tab/><text:tab/> 2 photographs<text:tab/></text:span></text:p>
        </text:list-item>
      </text:list>
      <text:p text:style-name="P49"><text:span text:style-name="T7">(2” by 3”) (12” by 14”)</text:span></text:p>
      <text:p text:style-name="P19"/>
      <text:p text:style-name="P18"><text:span text:style-name="T8">[Object Text Panel]</text:span></text:p>
      <text:p text:style-name="P20"/>
      <text:p text:style-name="P50"><text:span text:style-name="T7">“What Los Angele</text:span><text:span text:style-name="T19">s</text:span><text:span text:style-name="T7"> is Reading”</text:span></text:p>
      <text:p text:style-name="P28"><text:span text:style-name="T28">August 19, 1945</text:span></text:p>
      <text:p text:style-name="P10"/>
      <text:p text:style-name="P28"><text:span text:style-name="T7">Unknown newspaper clipping reporting on a list compiled by the Los Angeles Public Library. The clipping from the </text:span><text:span text:style-name="T10">Ayn Rand Papers</text:span><text:span text:style-name="T7"> is from a file of regional best-seller lists. </text:span></text:p>
      <text:p text:style-name="P29"><text:soft-page-break/></text:p>
      <text:p text:style-name="P28"><text:span text:style-name="T7">Newsprint</text:span></text:p>
      <text:p text:style-name="P29"/>
      <text:p text:style-name="P28"><text:span text:style-name="T10">Ayn Rand Papers</text:span></text:p>
      <text:p text:style-name="P28"><text:span text:style-name="T7">Ayn Rand Archives</text:span></text:p>
      <text:p text:style-name="P19"/>
      <text:p text:style-name="P19"/>
      <text:p text:style-name="P19"/>
      <text:list xml:id="list20526600204298" text:continue-numbering="true" text:style-name="WWNum4">
        <text:list-item>
          <text:p text:style-name="P44"><text:span text:style-name="T7">√ Hollywood Studio Employment <text:tab/><text:tab/>2 photographs<text:tab/>(8.5” by 11”)</text:span></text:p>
        </text:list-item>
      </text:list>
      <text:p text:style-name="P19"/>
      <text:p text:style-name="P18"><text:span text:style-name="T8">[Object Text Panel]</text:span></text:p>
      <text:p text:style-name="P20"/>
      <text:p text:style-name="P50"><text:span text:style-name="T7">Hollywood Studio Employment</text:span></text:p>
      <text:p text:style-name="P28"><text:span text:style-name="T28">1944, 1945</text:span></text:p>
      <text:p text:style-name="P10"/>
      <text:p text:style-name="P28"><text:span text:style-name="T7">Ayn Rand with Jean Negulesco, director of </text:span><text:span text:style-name="T10">The Conspirators</text:span><text:span text:style-name="T7"> (Warner Bros. 1944) and with Hal Wallis, producer of </text:span><text:span text:style-name="T10">Love Letters </text:span><text:span text:style-name="T7">(Paramount 1945)</text:span></text:p>
      <text:p text:style-name="P29"/>
      <text:p text:style-name="P28"><text:span text:style-name="T7">Print on paper</text:span></text:p>
      <text:p text:style-name="P25"/>
      <text:p text:style-name="P28"><text:span text:style-name="T7">Ayn Rand Archives</text:span></text:p>
      <text:p text:style-name="P7"/>
      <text:p text:style-name="P7"><text:soft-page-break/></text:p>
      <text:p text:style-name="P7"/>
      <text:p text:style-name="P7"/>
      <text:p text:style-name="P7"/>
      <text:p text:style-name="P7"/>
      <text:p text:style-name="P7"/>
      <text:p text:style-name="P7"/>
      <text:p text:style-name="P7"/>
      <text:p text:style-name="P7"/>
      <text:list xml:id="list20526347393760" text:continue-numbering="true" text:style-name="WWNum4">
        <text:list-item>
          <text:p text:style-name="P44"><text:span text:style-name="T7">√ Hollywood and Politics<text:tab/><text:tab/><text:tab/>1 photograph (8.5” by 11”)</text:span></text:p>
        </text:list-item>
      </text:list>
      <text:p text:style-name="P19"/>
      <text:p text:style-name="P20"/>
      <text:p text:style-name="P18"><text:span text:style-name="T8">[Object Text Panel]</text:span></text:p>
      <text:p text:style-name="P20"/>
      <text:p text:style-name="P50"><text:span text:style-name="T7">Ayn Rand </text:span></text:p>
      <text:p text:style-name="P28"><text:span text:style-name="T28">October 20, 1947</text:span></text:p>
      <text:p text:style-name="P32"/>
      <text:p text:style-name="P28"><text:span text:style-name="T7">Rand testified before the House Committee on Un-American Activities October 20, 1947. Earlier she was voted onto the board of the Motion Picture Alliance for the Preservation of American Ideals, an organization of conservatives and liberals that exposed the subtle use of totalitarian propaganda in films.</text:span></text:p>
      <text:p text:style-name="P29"/>
      <text:p text:style-name="P28"><text:span text:style-name="T7">Print on paper</text:span></text:p>
      <text:p text:style-name="P9"/>
      <text:p text:style-name="P28"><text:soft-page-break/><text:span text:style-name="T7">Ayn Rand Archives</text:span></text:p>
      <text:p text:style-name="P20"/>
      <text:p text:style-name="P29"/>
      <text:p text:style-name="P7"/>
      <text:p text:style-name="P18"><text:span text:style-name="T7">√ </text:span><text:span text:style-name="T14">Video Clips: Hollywood and Politics<text:tab/>clips to cut and loop</text:span></text:p>
      <text:p text:style-name="P18"><text:span text:style-name="T8">[Object Text Panel]</text:span></text:p>
      <text:p text:style-name="P20"/>
      <text:p text:style-name="P50"><text:span text:style-name="T7">Hollywood and Politics</text:span></text:p>
      <text:p text:style-name="P28"><text:span text:style-name="T28">October 1947</text:span></text:p>
      <text:p text:style-name="P10"/>
      <text:p text:style-name="P28"><text:span text:style-name="T7">When asked in 1976 to comment on Lillian Hellman’s Hollywood blacklist memoir, </text:span><text:span text:style-name="T10">Scoundrel Time</text:span><text:span text:style-name="T7">, Ayn Rand replied, in part: “I’ll say only this. All those filthy god dammed Communists are boasting about their courage, such as Lillian Hellman, who was a member of the Communist Party. How many people died in this country, and in Russia, or Russian occupied countries because of Miss Hellman’s ideas, god only knows. Nobody could compute the evil of what those Communists in the 1930s did.”</text:span></text:p>
      <text:p text:style-name="P29"/>
      <text:p text:style-name="P28"><text:span text:style-name="T7">Video of film; newsreel footage</text:span></text:p>
      <text:p text:style-name="P9"/>
      <text:p text:style-name="P28"><text:span text:style-name="T7">Ayn Rand Archives</text:span></text:p>
      <text:p text:style-name="P29"/>
      <text:list xml:id="list20526205264798" text:continue-numbering="true" text:style-name="WWNum4">
        <text:list-item>
          <text:p text:style-name="P44"><text:span text:style-name="T14">Adapting </text:span><text:span text:style-name="T17">The Fountainhead</text:span><text:span text:style-name="T14"><text:tab/><text:tab/>1 typescript</text:span></text:p>
        </text:list-item>
        <text:list-item>
          <text:p text:style-name="P44"><text:span text:style-name="T14">Excerpt: </text:span><text:span text:style-name="T17">Ayn Rand: A Sense of Life<text:tab/></text:span><text:span text:style-name="T14">video clip [1943 Love Letters]</text:span></text:p>
        </text:list-item>
      </text:list>
      <text:p text:style-name="P7"/>
      <text:p text:style-name="P3"><text:span text:style-name="T7">VI. Von Sternberg House<text:tab/><text:tab/><text:tab/><text:tab/></text:span></text:p>
      <text:p text:style-name="P18"><text:span text:style-name="T7">√ </text:span><text:span text:style-name="T14">Video Clip: San Fernando Valley<text:tab/>plates</text:span></text:p>
      <text:p text:style-name="P20"><text:soft-page-break/></text:p>
      <text:p text:style-name="P18"><text:span text:style-name="T8">[Object Text Panel]</text:span></text:p>
      <text:p text:style-name="P20"/>
      <text:p text:style-name="P50"><text:span text:style-name="T7">San Fernando Valley</text:span></text:p>
      <text:p text:style-name="P28"><text:span text:style-name="T28">c. 1940s</text:span></text:p>
      <text:p text:style-name="P10"/>
      <text:p text:style-name="P28"><text:span text:style-name="T7">Plates of country roads in the vicinity of von Sternberg House produced by Warners Bros.</text:span></text:p>
      <text:p text:style-name="P29"/>
      <text:p text:style-name="P28"><text:span text:style-name="T7">Video of film</text:span></text:p>
      <text:p text:style-name="P29"/>
      <text:p text:style-name="P28"><text:span text:style-name="T7">Ayn Rand Archives</text:span></text:p>
      <text:p text:style-name="P7"/>
      <text:p text:style-name="P7"/>
      <text:p text:style-name="P7"/>
      <text:p text:style-name="P7"/>
      <text:p text:style-name="P7"/>
      <text:p text:style-name="P7"/>
      <text:p text:style-name="P7"/>
      <text:p text:style-name="P7"/>
      <text:p text:style-name="P7"/>
      <text:list xml:id="list3800718182" text:style-name="WWNum5">
        <text:list-item>
          <text:p text:style-name="P45"><text:span text:style-name="T7">√ Neutra’s von Sternberg House<text:tab/><text:tab/>5 photographs (10” by 18”)</text:span></text:p>
        </text:list-item>
      </text:list>
      <text:p text:style-name="P20"><text:soft-page-break/></text:p>
      <text:p text:style-name="P18"><text:span text:style-name="T8">[Object Text Panel]</text:span></text:p>
      <text:p text:style-name="P20"/>
      <text:p text:style-name="P50"><text:span text:style-name="T7">Richard N</text:span><text:span text:style-name="T19">eu</text:span><text:span text:style-name="T7">tra’s von Sternberg House</text:span></text:p>
      <text:p text:style-name="P28"><text:span text:style-name="T28">1947</text:span></text:p>
      <text:p text:style-name="P10"/>
      <text:p text:style-name="P28"><text:span text:style-name="T7">Photographs of von Sternberg House during Ayn Rand’s occupancy, which were taken by noted architectural photographer, Julius Shulman</text:span></text:p>
      <text:p text:style-name="P29"/>
      <text:p text:style-name="P28"><text:span text:style-name="T7">Prints on paper</text:span></text:p>
      <text:p text:style-name="P9"/>
      <text:p text:style-name="P28"><text:span text:style-name="T7">Ayn Rand Archives</text:span></text:p>
      <text:p text:style-name="P7"/>
      <text:list xml:id="list20526975326423" text:continue-numbering="true" text:style-name="WWNum5">
        <text:list-item>
          <text:p text:style-name="P45"><text:span text:style-name="T7">√ Life at the Ranch<text:tab/><text:tab/><text:tab/><text:tab/>5 photographs<text:tab/>(3” by 5”)</text:span></text:p>
        </text:list-item>
      </text:list>
      <text:p text:style-name="P20"/>
      <text:p text:style-name="P18"><text:span text:style-name="T8">[Object Text Panel]</text:span></text:p>
      <text:p text:style-name="P20"/>
      <text:p text:style-name="P50"><text:span text:style-name="T7">Life at the Ranch </text:span></text:p>
      <text:p text:style-name="P28"><text:span text:style-name="T28">c. 1940s</text:span></text:p>
      <text:p text:style-name="P3"><text:span text:style-name="T28">Hi?</text:span></text:p>
      <text:p text:style-name="P10"/>
      <text:p text:style-name="P28"><text:span text:style-name="T7">Informal snapshots of Ayn Rand and her husband, Frank O’Connor. At von Sternberg House. O’Connor raised peacocks. Peacock blue was a favorite color of Rand’s.</text:span></text:p>
      <text:p text:style-name="P29"><text:soft-page-break/></text:p>
      <text:p text:style-name="P28"><text:span text:style-name="T7">Print on paper</text:span></text:p>
      <text:p text:style-name="P9"/>
      <text:p text:style-name="P28"><text:span text:style-name="T7">Ayn Rand Archives</text:span></text:p>
      <text:p text:style-name="P7"/>
      <text:list xml:id="list20525447422054" text:continue-numbering="true" text:style-name="WWNum5">
        <text:list-item>
          <text:p text:style-name="P45"><text:span text:style-name="T7">√ A Writer’s Studio<text:tab/><text:tab/><text:tab/><text:tab/>3 photographs</text:span></text:p>
        </text:list-item>
      </text:list>
      <text:p text:style-name="P22"><text:span text:style-name="T7"><text:tab/><text:tab/><text:tab/><text:tab/><text:tab/><text:tab/><text:tab/>(10” by 18”)</text:span></text:p>
      <text:p text:style-name="P19"/>
      <text:p text:style-name="P18"><text:span text:style-name="T8">[Object Text Panel]</text:span></text:p>
      <text:p text:style-name="P20"/>
      <text:p text:style-name="P50"><text:span text:style-name="T7">A Writer’s Studio</text:span></text:p>
      <text:p text:style-name="P28"><text:span text:style-name="T28">c. 1940s</text:span></text:p>
      <text:p text:style-name="P10"/>
      <text:p text:style-name="P28"><text:span text:style-name="T19">Ayn Rand’s office</text:span><text:span text:style-name="T7"> at von Sternberg House where she began writing </text:span><text:span text:style-name="T10">Atlas Shrugged</text:span><text:span text:style-name="T7">. The garden chair visible in the patio was designed by Richard N</text:span><text:span text:style-name="T19">eu</text:span><text:span text:style-name="T7">tra especially for this house. A large chest of drawers and storage in front of the writing desk--and partially on view--was a piece of </text:span><text:span text:style-name="T19">blonde wood, mid-century modern furniture</text:span><text:span text:style-name="T7">, which Ayn Rand nicknamed “the entity.”</text:span></text:p>
      <text:p text:style-name="P29"/>
      <text:p text:style-name="P28"><text:span text:style-name="T7">Print on paper</text:span></text:p>
      <text:p text:style-name="P9"/>
      <text:p text:style-name="P28"><text:span text:style-name="T7">Ayn Rand Archives</text:span></text:p>
      <text:p text:style-name="P7"/>
      <text:p text:style-name="P19"/>
      <text:p text:style-name="P3"><text:span text:style-name="T7">VII. A New Novel: </text:span><text:span text:style-name="T10">Atlas Shrugged<text:tab/><text:tab/><text:tab/></text:span></text:p>
      <text:list xml:id="list1539862172" text:style-name="WWNum6">
        <text:list-item>
          <text:p text:style-name="P46"><text:soft-page-break/><text:span text:style-name="T7">The Ayn Rand Writing Desk<text:tab/><text:tab/>3D display</text:span></text:p>
        </text:list-item>
      </text:list>
      <text:p text:style-name="P18"><text:span text:style-name="T8">[Object Text Panel]</text:span></text:p>
      <text:p text:style-name="P20"/>
      <text:p text:style-name="P50"><text:span text:style-name="T7">The Ayn Rand Writing Desk</text:span></text:p>
      <text:p text:style-name="P28"><text:span text:style-name="T28">c. 1940s</text:span></text:p>
      <text:p text:style-name="P10"/>
      <text:p text:style-name="P28"><text:span text:style-name="T19">An early 20th century pedestal desk, which was a gift from Frank O’Connor to Ayn Rand.</text:span><text:span text:style-name="T7"> </text:span><text:span text:style-name="T19">On this </text:span><text:span text:style-name="T7">desk</text:span><text:span text:style-name="T20">,</text:span><text:span text:style-name="T7"> Ayn Rand wrote the bulk of her literary and philosophical works. O’Connor purchased the </text:span><text:span text:style-name="T19">desk </text:span><text:span text:style-name="T7">from a Hollywood store that sold furniture, lighting and studio expendables to the film industry.</text:span></text:p>
      <text:p text:style-name="P29"/>
      <text:p text:style-name="P28"><text:span text:style-name="T7">Print on paper</text:span></text:p>
      <text:p text:style-name="P9"/>
      <text:p text:style-name="P28"><text:span text:style-name="T7">Ayn Rand Archives</text:span></text:p>
      <text:p text:style-name="P19"/>
      <text:list xml:id="list20526802079889" text:continue-numbering="true" text:style-name="WWNum6">
        <text:list-item>
          <text:p text:style-name="P46"><text:span text:style-name="T10">√ </text:span><text:span text:style-name="T7">Mss. pages from </text:span><text:span text:style-name="T10">Atlas Shrugged<text:tab/></text:span><text:span text:style-name="T7">10 manuscript pages (8.5” by 11”)</text:span></text:p>
        </text:list-item>
      </text:list>
      <text:p text:style-name="P7"/>
      <text:p text:style-name="P11"/>
      <text:p text:style-name="P12"><text:span text:style-name="T32">[FOCUS TEXT PANEL]</text:span></text:p>
      <text:p text:style-name="P3"/>
      <text:p text:style-name="P28">The manuscript pages on display here cover a period of twelve years. They include the earliest written notes on the novel (January 1, 1945) and the final handwritten page of the novel (March 20, 1957). These selections contain some of the earliest extant pages of the manuscript. What emerges from these selections is the breadth of Ayn Rand’s philosophical thinking. Those familiar with the published novel will find many recognizable ideas in earlier forms. Those unfamiliar with Atlas Shrugged will find an introduction to the novel’s philosophical scope and literary means.</text:p>
      <text:p text:style-name="P28"/>
      <text:p text:style-name="P28"><text:span text:style-name="T31">An advisory to readers unfamiliar with Atlas Shrugged: the pages displayed here contain “plot spoilers,” i.e., details that will diminish the suspense of the story.</text:span> Further, these pages contain provisional statements of ideas presented out of their original context. The definitive statement of Ayn Rand’s ideas can be found in the many books, essays and periodicals that she published (or approved) during her lifetime.</text:p>
      <text:p text:style-name="P3"/>
      <text:p text:style-name="P51"><text:soft-page-break/></text:p>
      <text:p text:style-name="P28"><text:span text:style-name="T8">[</text:span><text:span text:style-name="T12">OBJECT TEXT PANEL: </text:span><text:span text:style-name="T8">AS319.jpg] 6.2.1</text:span></text:p>
      <text:p text:style-name="P34"/>
      <text:p text:style-name="P34"/>
      <text:p text:style-name="P28"><text:span text:style-name="T7">January 1, 1945, “The Strike,” p. 1</text:span></text:p>
      <text:p text:style-name="P28"><text:span text:style-name="T7">Handwritten notes on </text:span><text:span text:style-name="T10">Atlas Shrugged</text:span></text:p>
      <text:p text:style-name="P28"><text:span text:style-name="T7">Reproduction on paper</text:span></text:p>
      <text:p text:style-name="P28"><text:span text:style-name="T7">Ayn Rand Archives</text:span></text:p>
      <text:p text:style-name="P29"/>
      <text:p text:style-name="P28"><text:span text:style-name="T7">From the earliest extant notes stating the theme and meaning of “The Strike,” the original title of Atlas Shrugged.</text:span></text:p>
      <text:p text:style-name="P29"/>
      <text:p text:style-name="P28"><text:span text:style-name="T7">In the 1940s, strikes initiated by organized labor were a well-known tactic of the American liberal left.</text:span></text:p>
      <text:p text:style-name="P29"/>
      <text:p text:style-name="P28"><text:span text:style-name="T7">Rand thought that it would be both dramatic and ironic to present a strike by industrialists — the “prime movers” — against a moral code that branded them as evil exploiters. Eventually, Rand dropped the original title, “The Strike,” as too journalistic sounding.</text:span></text:p>
      <text:p text:style-name="P28"/>
      <text:p text:style-name="P28"/>
      <text:p text:style-name="P36"/>
      <text:p text:style-name="P29"/>
      <text:p text:style-name="P29"/>
      <text:p text:style-name="P28"><text:span text:style-name="T8">[</text:span><text:span text:style-name="T12">OBJECT TEXT PANEL: </text:span><text:span text:style-name="T8">AS419.jpg]6.2.2</text:span></text:p>
      <text:p text:style-name="P34"/>
      <text:p text:style-name="P34"><text:soft-page-break/></text:p>
      <text:p text:style-name="P28"><text:span text:style-name="T7">June 20, 1946, Notes, p. 1</text:span></text:p>
      <text:p text:style-name="P28"><text:span text:style-name="T7">Handwritten notes on </text:span><text:span text:style-name="T10">Atlas Shrugged</text:span></text:p>
      <text:p text:style-name="P28"><text:span text:style-name="T7">Reproduction on paper</text:span></text:p>
      <text:p text:style-name="P28"><text:span text:style-name="T7">Ayn Rand Archives</text:span></text:p>
      <text:p text:style-name="P29"/>
      <text:p text:style-name="P38"><text:span text:style-name="T33">This note concerns Rand’s view of man and his relationship to physical nature. As depicted in the novel, “the parasites,” i.e., those who feed off of industrialists while morally condemning them, are beginning to live in fear of “natural phenomena and disasters.” This note presents an idea first presented in </text:span><text:span text:style-name="T34">The Fountainhead</text:span><text:span text:style-name="T33"> but expanded in </text:span><text:span text:style-name="T34">Atlas Shrugged</text:span><text:span text:style-name="T33">: that “man cannot exist (or survive) at the mercy of nature — his basic existence (his ‘means of survival’) is the fact that he must exist through mastering nature, through controlling it for his purposes . . .”</text:span></text:p>
      <text:p text:style-name="P39"/>
      <text:p text:style-name="P28"><text:span text:style-name="T8">[</text:span><text:span text:style-name="T12">OBJECT TEXT PANEL: </text:span><text:span text:style-name="T8">AS519.jpg]6.2.3</text:span></text:p>
      <text:p text:style-name="P28"/>
      <text:p text:style-name="P28"/>
      <text:p text:style-name="P28"/>
      <text:p text:style-name="P28">September 2, “The Calendar,” p. 1</text:p>
      <text:p text:style-name="P28">Handwritten notes on Atlas Shrugged</text:p>
      <text:p text:style-name="P28">Reproduction on paper</text:p>
      <text:p text:style-name="P28">Ayn Rand Archives</text:p>
      <text:p text:style-name="P28"/>
      <text:p text:style-name="P28">The opening page of the novel is dated September 2, 1946. The expression “Who is John Galt?” — which occurs throughout the novel — evokes the despair and futility of a world in decline.</text:p>
      <text:p text:style-name="P28"/>
      <text:p text:style-name="P28">Rand wrote her fiction in longhand. After a typist created a typescript of each sequence, Rand <text:span text:style-name="T25">made </text:span>further revisions by hand. Of the more than 12,000 pages contained in the final handwritten manuscript, she estimated that each page was rewritten, on average, five times.</text:p>
      <text:p text:style-name="P28"/>
      <text:p text:style-name="P35"><text:soft-page-break/></text:p>
      <text:p text:style-name="P35"/>
      <text:p text:style-name="P35"/>
      <text:p text:style-name="P35"/>
      <text:p text:style-name="P35"/>
      <text:p text:style-name="P28"><text:span text:style-name="T36">[</text:span><text:span text:style-name="T12">OBJECT TEXT PANEL: </text:span><text:span text:style-name="T36">AS619.jpg]</text:span><text:span text:style-name="T8">6.2.4</text:span></text:p>
      <text:p text:style-name="P28"/>
      <text:p text:style-name="P28"/>
      <text:p text:style-name="P28"/>
      <text:p text:style-name="P28">March 29, 1947, Note:</text:p>
      <text:p text:style-name="P28">Handwritten notes on <text:span text:style-name="T37">Atlas Shrugged</text:span></text:p>
      <text:p text:style-name="P28">Reproduction on paper</text:p>
      <text:p text:style-name="P28">Ayn Rand Archives</text:p>
      <text:p text:style-name="P28"/>
      <text:p text:style-name="P28">In this note Rand considers railroad language as a means to communicate symbolic “danger signals.” Throughout the story the phrase “Stop, Look, Listen” calls the reader’s attention to the “poverty, discomfort and self-denial” of the present. However, as presented in the novel, these signals of collapsing civilization are, in fact, considered “signs of virtue” by the intellectual status quo. Historically, the moral philosophy that regards poverty and self-denial as virtuous is altruism. Rand defined altruism as the view that</text:p>
      <text:p text:style-name="P28"/>
      <text:p text:style-name="P28">“man has no right to exist for his own sake, that service to others is the only justification of his existence, and that self-sacrifice is his highest duty, virtue and value.”</text:p>
      <text:p text:style-name="P28">(<text:span text:style-name="T37">Philosophy: Who Needs It</text:span>, 1982)</text:p>
      <text:p text:style-name="P28"/>
      <text:p text:style-name="P28">The final line of the note ends with Rand’s statement that altruism is “the morality of death.” As the novel unfolds, Rand dramatizes the alternative, which she calls “the morality of life.”</text:p>
      <text:p text:style-name="P28"/>
      <text:p text:style-name="P36"><text:soft-page-break/></text:p>
      <text:p text:style-name="P28"/>
      <text:p text:style-name="P28"/>
      <text:p text:style-name="P28"><text:span text:style-name="T36">[</text:span><text:span text:style-name="T12">OBJECT TEXT PANEL: </text:span><text:span text:style-name="T36">AS719.jpg]</text:span><text:span text:style-name="T8">6.2.5</text:span></text:p>
      <text:p text:style-name="P35"/>
      <text:p text:style-name="P35"/>
      <text:p text:style-name="P35"/>
      <text:p text:style-name="P28">July 14, 1948, p. 21</text:p>
      <text:p text:style-name="P28">Handwritten notes on <text:span text:style-name="T37">Atlas Shrugged</text:span></text:p>
      <text:p text:style-name="P28">Reproduction on paper</text:p>
      <text:p text:style-name="P28">Ayn Rand Archives</text:p>
      <text:p text:style-name="P28"/>
      <text:p text:style-name="P28">This 1948 page is from the sequence introducing Dagny Taggart, the operational vice-president of Taggart Transcontinental. Dagny is a businesswoman of outstanding ability who struggles to keep her railroad in operation despite mounting government intervention. This page depicts Dagny’s affirmative response to the music of her favorite composer, Richard Halley. Halley has disappeared mysteriously at the height of his fame. Soon Dagny discovers a pattern of similar disappearances and wonders if a destroyer is removing the men of ability from the world.</text:p>
      <text:p text:style-name="P28"/>
      <text:p text:style-name="P36"/>
      <text:p text:style-name="P36"/>
      <text:p text:style-name="P28"><text:span text:style-name="T36">[</text:span><text:span text:style-name="T12">OBJECT TEXT PANEL: </text:span><text:span text:style-name="T36">AS819.jpg]</text:span><text:span text:style-name="T8">6.2.6</text:span></text:p>
      <text:p text:style-name="P28"/>
      <text:p text:style-name="P28"/>
      <text:p text:style-name="P28"/>
      <text:p text:style-name="P28">October 6, 1949, p. 6</text:p>
      <text:p text:style-name="P28"><text:soft-page-break/>Handwritten notes on <text:span text:style-name="T37">Atlas Shrugged</text:span></text:p>
      <text:p text:style-name="P28">Reproduction on paper</text:p>
      <text:p text:style-name="P28">Ayn Rand Archives</text:p>
      <text:p text:style-name="P28"/>
      <text:p text:style-name="P28">The underlined sentence in this 1949 note summarizes Rand’s philosophic goal in writing <text:span text:style-name="T37">Atlas Shrugged</text:span>: “My most important job is the formulation of a rational morality of and for man, of and for his life, of and for this earth.”</text:p>
      <text:p text:style-name="P28"/>
      <text:p text:style-name="P28">Following the 1943 publication of <text:span text:style-name="T37">The Fountainhead</text:span>, Rand attempted to write a nonfiction treatise on her moral philosophy, but abandoned the attempt in favor of writing <text:span text:style-name="T37">Atlas Shrugged</text:span>. Rand’s interest in philosophy arose primarily out of her interest in portraying the ideal man in fiction. She wanted to define the philosophical premises that would make such a character possible. <text:span text:style-name="T37">Atlas Shrugged</text:span> and its theme of “the mind on strike” would provide Rand further motivation to develop her philosophy. The novel would combine abstract statement, concretizing drama and the portrayal of new heroic characters.</text:p>
      <text:p text:style-name="P28"/>
      <text:p text:style-name="P28"/>
      <text:p text:style-name="P28"/>
      <text:p text:style-name="P28"><text:span text:style-name="T36">[</text:span><text:span text:style-name="T12">OBJECT TEXT PANEL: </text:span><text:span text:style-name="T36">AS919.jpg]</text:span><text:span text:style-name="T8">6.2.7</text:span></text:p>
      <text:p text:style-name="P35"/>
      <text:p text:style-name="P35"/>
      <text:p text:style-name="P28">October 6, 1949, p. 8</text:p>
      <text:p text:style-name="P28">Handwritten notes on Atlas Shrugged</text:p>
      <text:p text:style-name="P28">Reproduction on paper</text:p>
      <text:p text:style-name="P28">Ayn Rand Archives</text:p>
      <text:p text:style-name="P28"/>
      <text:p text:style-name="P28">This note on the “social” foundation of morality continues Rand’s critique of altruism. By making morality “not an individual matter” but rather “a code for the relation of man to man,” morality collapses into collectivism. Collectivists fail because they place “the standard of their code of values outside of man.” This criticism applies to both “religious morality” (e.g., Judeo-Christian) and “any attempt at a ‘social’ morality, like communism.”</text:p>
      <text:p text:style-name="P28"/>
      <text:p text:style-name="P28"/>
      <text:p text:style-name="P28"><text:soft-page-break/></text:p>
      <text:p text:style-name="P36"/>
      <text:p text:style-name="P35"/>
      <text:p text:style-name="P35"/>
      <text:p text:style-name="P35"/>
      <text:p text:style-name="P35"/>
      <text:p text:style-name="P28"><text:span text:style-name="T36">[</text:span><text:span text:style-name="T35">OBJECT TEXT PANEL: </text:span><text:span text:style-name="T36">AS1019.jpg]</text:span><text:span text:style-name="T8">6.2.8</text:span></text:p>
      <text:p text:style-name="P28"><text:s/></text:p>
      <text:p text:style-name="P28"/>
      <text:p text:style-name="P28"/>
      <text:p text:style-name="P28">July 19, 1950, “For the passengers:</text:p>
      <text:p text:style-name="P28">Main philosophical points,” p. 1</text:p>
      <text:p text:style-name="P28">Handwritten notes on <text:span text:style-name="T37">Atlas Shrugged</text:span></text:p>
      <text:p text:style-name="P28">Reproduction on paper</text:p>
      <text:p text:style-name="P28">Ayn Rand Archives</text:p>
      <text:p text:style-name="P28"/>
      <text:p text:style-name="P28">In preparation for writing a sequence describing a train accident, Rand noted the philosophical views of the victims. Included among them are: “collectivism,” “anti-reason,” “materialism.” As depicted in the novel, the accident is shown to be a consequence of these views put into practice. The sequence is a dramatic illustration of the practical, life-and-death nature of philosophical ideas.</text:p>
      <text:p text:style-name="P28"/>
      <text:p text:style-name="P36"/>
      <text:p text:style-name="P36"/>
      <text:p text:style-name="P35"/>
      <text:p text:style-name="P28"><text:soft-page-break/><text:span text:style-name="T36">[</text:span><text:span text:style-name="T12">OBJECT TEXT PANEL: </text:span><text:span text:style-name="T36">AS1119.jpg]</text:span><text:span text:style-name="T8">6.2.9</text:span></text:p>
      <text:p text:style-name="P37"/>
      <text:p text:style-name="P37"/>
      <text:p text:style-name="P28"/>
      <text:p text:style-name="P28">January 5, 1951, Notes for Part II, p. 1</text:p>
      <text:p text:style-name="P28">Handwritten notes on <text:span text:style-name="T37">Atlas Shrugged</text:span></text:p>
      <text:p text:style-name="P28">Reproduction on paper</text:p>
      <text:p text:style-name="P28">Ayn Rand Archives</text:p>
      <text:p text:style-name="P28"/>
      <text:p text:style-name="P28">This note discusses the “death principle” of altruism and its expression in economics. The thinkers, the industrialists and creators in every field face a fundamental threat from the “looters’ laws.” Governmental controls over the entire economy have effectively criminalized every action necessary for human survival. The regulated economy depicted in the novel demonstrates altruism’s contempt for human life. “You have to pay for the right to live — existence is now a crime.”</text:p>
      <text:p text:style-name="P28"/>
      <text:p text:style-name="P36"/>
      <text:p text:style-name="P28"/>
      <text:p text:style-name="P28"/>
      <text:p text:style-name="P28"/>
      <text:p text:style-name="P28"/>
      <text:p text:style-name="P28"/>
      <text:p text:style-name="P28"/>
      <text:p text:style-name="P28"/>
      <text:p text:style-name="P28"/>
      <text:p text:style-name="P28"><text:span text:style-name="T36">[</text:span><text:span text:style-name="T12">OBJECT TEXT PANEL: </text:span><text:span text:style-name="T36">AS1219.jpg]</text:span><text:span text:style-name="T8">6.2.10</text:span></text:p>
      <text:p text:style-name="P28"><text:soft-page-break/></text:p>
      <text:p text:style-name="P28"/>
      <text:p text:style-name="P28"/>
      <text:p text:style-name="P28">Undated, p. 190</text:p>
      <text:p text:style-name="P28">Handwritten notes on <text:span text:style-name="T37">Atlas Shrugged</text:span></text:p>
      <text:p text:style-name="P28">Reproduction on paper</text:p>
      <text:p text:style-name="P28">Ayn Rand Archives</text:p>
      <text:p text:style-name="P28"/>
      <text:p text:style-name="P28">From an early draft of the novel — this page of dialogue dramatizes both the theme of the novel and Rand’s final title. Hank Rearden, an industrialist struggling under the world’s moral code, listens to Francisco d’Anconia, a former copper magnate. The decision to “shrug,” and thereby let the world fall, requires a moral sanction — a sanction permitted by a radical, new code of morality. Rearden’s discovery of this new morality is dramatized in the remainder of the novel.</text:p>
      <text:p text:style-name="P28"/>
      <text:p text:style-name="P36"/>
      <text:p text:style-name="P28"/>
      <text:p text:style-name="P28"><text:span text:style-name="T36">[</text:span><text:span text:style-name="T12">OBJECT TEXT PANEL: </text:span><text:span text:style-name="T36">AS1318.jpg]</text:span><text:span text:style-name="T8">6.2.11</text:span></text:p>
      <text:p text:style-name="P28"/>
      <text:p text:style-name="P28"/>
      <text:p text:style-name="P28">Undated, p. 257</text:p>
      <text:p text:style-name="P28">Handwritten notes on <text:span text:style-name="T37">Atlas Shrugged</text:span></text:p>
      <text:p text:style-name="P28">Reproduction on paper</text:p>
      <text:p text:style-name="P28">Ayn Rand Archives</text:p>
      <text:p text:style-name="P28"/>
      <text:p text:style-name="P28">At this point in the novel, John Galt, the novel’s main hero, is revealed as the originator and force behind the strike. In this passage Galt explains how a strike by the men of ability merely complies with the world’s moral code. He states:</text:p>
      <text:p text:style-name="P28"><text:soft-page-break/></text:p>
      <text:p text:style-name="P28"><text:span text:style-name="T26">“</text:span>We accept no job that requires the exercise of an independent rational judgment. Ability is a selfish evil that leaves no chance to those who are less able? We have withdrawn from the competition and left the field open to all comers, to get along as they may without us. The pursuit of wealth is greed, the root of all evil? We have abandoned that pursuit and do not seek to make fortunes any longer.<text:span text:style-name="T26">”</text:span></text:p>
      <text:p text:style-name="P28"/>
      <text:p text:style-name="P36"/>
      <text:p text:style-name="P36"/>
      <text:p text:style-name="P36"/>
      <text:p text:style-name="P36"/>
      <text:p text:style-name="P36"/>
      <text:p text:style-name="P36"/>
      <text:p text:style-name="P36"/>
      <text:p text:style-name="P36"/>
      <text:p text:style-name="P28"/>
      <text:p text:style-name="P28"><text:span text:style-name="T32">[</text:span><text:span text:style-name="T12">OBJECT TEXT PANEL: </text:span><text:span text:style-name="T32">AS1419.jpg]</text:span><text:span text:style-name="T8">6.2.12</text:span></text:p>
      <text:p text:style-name="P28"/>
      <text:p text:style-name="P28"/>
      <text:p text:style-name="P28"><text:s/></text:p>
      <text:p text:style-name="P28">July 29, 1953, Main subjects of Galt’s speech</text:p>
      <text:p text:style-name="P28">Handwritten notes on <text:span text:style-name="T37">Atlas Shrugged</text:span></text:p>
      <text:p text:style-name="P28">Reproduction on paper</text:p>
      <text:p text:style-name="P28">Ayn Rand Archives</text:p>
      <text:p text:style-name="P28"/>
      <text:p text:style-name="P28"><text:soft-page-break/>This note outlines the main subjects of Galt’s speech, a 35,000 word summary of Rand’s philosophy and its morality of life. The outline here covers four branches of philosophy: Metaphysics (the nature of reality); Epistemology (the nature of knowledge and its validation); Ethics (the good); Politics (the nature of a proper social system). She also lists economics, which is not a branch of philosophy. In her speech Galt explains the moral foundations of a capitalist economic system.</text:p>
      <text:p text:style-name="P28"/>
      <text:p text:style-name="P28">Rand’s defense of the prime movers</text:p>
      <text:p text:style-name="P28"/>
      <text:p text:style-name="P28">“required that she formulate her own views on numerous philosophical issues, including the origin of values, the nature of volition, the law of identity as the bridge between metaphysics and epistemology, the finitude of space and time, and the nature of universals. When a philosophical issue arose during the writing of the novel, she would think about it for several days and then, in one or two attempts, resolve the problem.”</text:p>
      <text:p text:style-name="P28"/>
      <text:p text:style-name="P28">(<text:span text:style-name="T37">Ayn Rand</text:span>, by Jeff Britting, 2004)</text:p>
      <text:p text:style-name="P28"/>
      <text:p text:style-name="P36"/>
      <text:p text:style-name="P28"/>
      <text:p text:style-name="P28"/>
      <text:p text:style-name="P28"><text:span text:style-name="T32">[</text:span><text:span text:style-name="T12">OBJECT TEXT PANEL: </text:span><text:span text:style-name="T32">AS1519.jpg]</text:span><text:span text:style-name="T8">6.2.13</text:span></text:p>
      <text:p text:style-name="P28"/>
      <text:p text:style-name="P28"/>
      <text:p text:style-name="P28"/>
      <text:p text:style-name="P28">January 9, 1954, The Morality of Death, p. 1</text:p>
      <text:p text:style-name="P28">Handwritten notes on <text:span text:style-name="T37">Atlas Shrugged</text:span></text:p>
      <text:p text:style-name="P28">Reproduction on paper</text:p>
      <text:p text:style-name="P28">Ayn Rand Archives</text:p>
      <text:p text:style-name="P28"/>
      <text:p text:style-name="P28">In an earlier note from <text:span text:style-name="T37">Atlas Shrugged</text:span>, Rand wrote that evil “cannot remain stationary: it must either be eliminated entirely or it will grow (like ‘a few’ controls in a free economy.)” In this 1954 note created during the writing of Galt’s Speech, Rand analyzes the full flowering of evil in philosophical terms. In its final form, the speech will attack original sin, the soul-body dichotomy, sacrifice and altruism.</text:p>
      <text:p text:style-name="P28"><text:soft-page-break/></text:p>
      <text:p text:style-name="P28"><text:span text:style-name="T32">[</text:span><text:span text:style-name="T12">OBJECT TEXT PANEL: </text:span><text:span text:style-name="T32">AS1619.jpg]</text:span><text:span text:style-name="T8">6.2.14</text:span></text:p>
      <text:p text:style-name="P28"/>
      <text:p text:style-name="P28"/>
      <text:p text:style-name="P28"/>
      <text:p text:style-name="P28">October 13, 1955, p. 493</text:p>
      <text:p text:style-name="P28">Handwritten notes on <text:span text:style-name="T37">Atlas Shrugged</text:span></text:p>
      <text:p text:style-name="P28">Reproduction on paper</text:p>
      <text:p text:style-name="P28">Ayn Rand Archives</text:p>
      <text:p text:style-name="P28"/>
      <text:p text:style-name="P28">This 1955 draft is the earliest extant, final page of Galt’s Speech, which includes the oath taken by all the strikers:</text:p>
      <text:p text:style-name="P28"/>
      <text:p text:style-name="P28"><text:span text:style-name="T37">I swear — by my life and my love of it — that I shall never live for the sake of another man nor ask another man to live for mine.</text:span></text:p>
      <text:p text:style-name="P28"/>
      <text:p text:style-name="P36"/>
      <text:p text:style-name="P35"/>
      <text:p text:style-name="P28"><text:span text:style-name="T32">[</text:span><text:span text:style-name="T12">OBJECT TEXT PANEL: </text:span><text:span text:style-name="T32">AS1719.jpg]</text:span><text:span text:style-name="T8">6.2.15</text:span></text:p>
      <text:p text:style-name="P28"/>
      <text:p text:style-name="P28"/>
      <text:p text:style-name="P28"><text:line-break/>March 20, 1957, p. 87</text:p>
      <text:p text:style-name="P28">Handwritten notes on Atlas Shrugged</text:p>
      <text:p text:style-name="P28"><text:soft-page-break/>Reproduction on paper</text:p>
      <text:p text:style-name="P28">Ayn Rand Archives</text:p>
      <text:p text:style-name="P28"/>
      <text:p text:style-name="P28">This 1957 page is Rand’s last and final handwritten page of the novel. The work had taken almost fourteen years to complete. As to Ayn Rand’s personal reaction to completing the final page of the manuscript, she recounts:</text:p>
      <text:p text:style-name="P28"/>
      <text:p text:style-name="P52">I was too dazed, in a way, to remember anything except walking into the kitchen and Frank [O’Connor] was there, and I held the last page, with the words, “The End” and the date on it.</text:p>
      <text:p text:style-name="P28"/>
      <text:p text:style-name="P36"/>
      <text:p text:style-name="P36"/>
      <text:p text:style-name="P28"/>
      <text:p text:style-name="P28"/>
      <text:p text:style-name="P28"/>
      <text:p text:style-name="P28"/>
      <text:p text:style-name="P28"/>
      <text:p text:style-name="P28"/>
      <text:p text:style-name="P28"/>
      <text:p text:style-name="P28"/>
      <text:p text:style-name="P28"/>
      <text:p text:style-name="P28"/>
      <text:p text:style-name="P29"/>
      <text:p text:style-name="P29"/>
      <text:p text:style-name="P29"><text:soft-page-break/></text:p>
      <text:p text:style-name="P29"/>
      <text:list xml:id="list20526544306985" text:continue-numbering="true" text:style-name="WWNum6">
        <text:list-item>
          <text:p text:style-name="P46"><text:span text:style-name="T14">Excerpt: </text:span><text:span text:style-name="T17">Ayn Rand: A Sense of Life<text:tab/></text:span><text:span text:style-name="T14">video clip [AR/F OC driveway]</text:span></text:p>
        </text:list-item>
      </text:list>
      <text:p text:style-name="P26"/>
      <text:p text:style-name="P19"/>
      <text:p text:style-name="P3"><text:span text:style-name="T7">VIII. A New Film: Adapting </text:span><text:span text:style-name="T10"><text:s/>The Fountainhead<text:tab/></text:span></text:p>
      <text:list xml:id="list1220182386" text:style-name="WWNum7">
        <text:list-item>
          <text:p text:style-name="P47"><text:span text:style-name="T7">√ The Script<text:tab/><text:tab/><text:tab/><text:tab/><text:tab/>1 manuscript<text:tab/><text:tab/>(8.5” by 11”)</text:span></text:p>
        </text:list-item>
      </text:list>
      <text:p text:style-name="P20"/>
      <text:p text:style-name="P18"><text:span text:style-name="T8">[Object Text Panel]</text:span></text:p>
      <text:p text:style-name="P20"/>
      <text:p text:style-name="P50"><text:span text:style-name="T7">The Script</text:span></text:p>
      <text:p text:style-name="P28"><text:span text:style-name="T28">c. 1940s</text:span></text:p>
      <text:p text:style-name="P10"/>
      <text:p text:style-name="P28"><text:span text:style-name="T28">A page from a draft of the script featuring the beginning of Roark’s courtroom speech, one of the longest speeches in film history</text:span></text:p>
      <text:p text:style-name="P23"/>
      <text:p text:style-name="P28"><text:span text:style-name="T7">Print on paper</text:span></text:p>
      <text:p text:style-name="P9"/>
      <text:p text:style-name="P28"><text:span text:style-name="T7">Ayn Rand Archives</text:span></text:p>
      <text:p text:style-name="P29"/>
      <text:p text:style-name="P29"/>
      <text:p text:style-name="P29"/>
      <text:list xml:id="list20526985339255" text:continue-numbering="true" text:style-name="WWNum7">
        <text:list-item>
          <text:p text:style-name="P47"><text:soft-page-break/><text:span text:style-name="T7">√ The Film<text:tab/><text:tab/><text:tab/><text:tab/><text:tab/>6 images <text:tab/>(3” by 5”)</text:span></text:p>
        </text:list-item>
      </text:list>
      <text:p text:style-name="P20"/>
      <text:p text:style-name="P18"><text:span text:style-name="T8">[Object Text Panel]</text:span></text:p>
      <text:p text:style-name="P20"/>
      <text:p text:style-name="P50"><text:span text:style-name="T7">The Film</text:span></text:p>
      <text:p text:style-name="P28"><text:span text:style-name="T28">c. 1940s</text:span></text:p>
      <text:p text:style-name="P32"/>
      <text:p text:style-name="P28"><text:span text:style-name="T7">Clippings from Ayn Rand’s papers covering aspects of the Warner Bros. film from its pre-release and exhibition phases</text:span></text:p>
      <text:p text:style-name="P32"/>
      <text:p text:style-name="P28"><text:span text:style-name="T7">Print on paper</text:span></text:p>
      <text:p text:style-name="P9"/>
      <text:p text:style-name="P28"><text:span text:style-name="T7">Ayn Rand Archives</text:span></text:p>
      <text:p text:style-name="P29"/>
      <text:list xml:id="list20526886923996" text:continue-numbering="true" text:style-name="WWNum7">
        <text:list-item>
          <text:p text:style-name="P47"><text:span text:style-name="T7">√ </text:span><text:span text:style-name="T14">Video Excerpt: </text:span><text:span text:style-name="T17">The Fountainhead<text:tab/></text:span><text:span text:style-name="T14">Film Trailer</text:span></text:p>
        </text:list-item>
      </text:list>
      <text:p text:style-name="P5"/>
      <text:p text:style-name="P18"><text:span text:style-name="T8">[Object Text Panel]</text:span></text:p>
      <text:p text:style-name="P20"/>
      <text:p text:style-name="P50"><text:span text:style-name="T10">The Fountainhead </text:span><text:span text:style-name="T7">film trailer</text:span></text:p>
      <text:p text:style-name="P28"><text:span text:style-name="T28">1949</text:span></text:p>
      <text:p text:style-name="P32"/>
      <text:p text:style-name="P28"><text:span text:style-name="T10">The Fountainhead</text:span><text:span text:style-name="T7"> is a 1949 American, black-and-white drama film from Warner Bros., produced by Henry Blanke, directed by King Vidor, that stars Gary Cooper, Patricia Neal, Raymond Massey, Robert Douglas, and Kent Smith. The film is based on the bestselling 1943 novel of the same name by Ayn Rand, who also wrote the screenplay adaptation. Although Rand's screenplay was used with minimal alterations, she later criticized the film's editing, production design, and acting.</text:span></text:p>
      <text:p text:style-name="P29"><text:soft-page-break/></text:p>
      <text:p text:style-name="P28"><text:span text:style-name="T7">The film's and novel's story are concerned with the life of Howard Roark, an individualistic young architect who chooses to struggle in obscurity rather than compromise his artistic and personal vision, following his battle to design what the public sees as modern architecture, which he believes is superior to other forms, despite resistance from a traditionally minded architectural establishment. Roark's complex relationships with the individuals who assist or hinder his progress, or both, allow the film to be both a romantic drama and a philosophical work. Roark represents Rand's embodiment of the human spirit, and his struggle represents the struggle between individualism and collectivism.</text:span></text:p>
      <text:p text:style-name="P28"><text:span text:style-name="T7"><text:tab/><text:tab/><text:tab/><text:tab/><text:tab/><text:tab/>From Warner Bros. Fandom Site</text:span></text:p>
      <text:p text:style-name="P32"/>
      <text:p text:style-name="P29"/>
      <text:p text:style-name="P28"><text:span text:style-name="T7">Video of film</text:span></text:p>
      <text:p text:style-name="P9"/>
      <text:p text:style-name="P28"><text:span text:style-name="T7">Ayn Rand Archives</text:span></text:p>
      <text:p text:style-name="P29"/>
      <text:p text:style-name="P29"/>
      <text:p text:style-name="P29"/>
      <text:p text:style-name="P29"/>
      <text:p text:style-name="P29"/>
      <text:p text:style-name="P29"/>
      <text:p text:style-name="P29"/>
      <text:p text:style-name="P3"><text:span text:style-name="T7"><text:tab/></text:span><text:span text:style-name="T8">[FINAL FOCUS TEXT]</text:span></text:p>
      <text:p text:style-name="P8"/>
      <text:p text:style-name="P28"><text:span text:style-name="T7">In 1951, Ayn Rand was through with Hollywood. She and her husband, Frank O’Connor, returned to New York City, which was the setting for her next novel. </text:span></text:p>
      <text:p text:style-name="P29"/>
      <text:p text:style-name="P28"><text:span text:style-name="T7">After the publication of </text:span><text:span text:style-name="T10">Atlas Shrugged</text:span><text:span text:style-name="T7"> in 1957, Rand devoted her life to writing nonfiction, explaining her philosophy and its applications to the culture and current events. Rand directed her effort towards human beings and their need of “a philosophy for living on earth”:</text:span></text:p>
      <text:p text:style-name="P29"/>
      <text:p text:style-name="P52"><text:soft-page-break/><text:span text:style-name="T7">In order to live, man must act; in order to act, he must make choices; in order to make choices, he must define a code of values; in order to define a code of values, he must know what he is and where he is — i.e., he must know his own nature (including his means of knowledge) and the nature of the universe in which he acts — i.e., he needs metaphysics, epistemology, ethics, which means: philosophy.</text:span></text:p>
      <text:p text:style-name="P29"/>
      <text:p text:style-name="P28"><text:span text:style-name="T7">Objectivism, as she explained it in her first </text:span><text:span text:style-name="T10">Los Angeles Times</text:span><text:span text:style-name="T7"> column in 1962, advocates reality, reason, self-interest, and capitalism. “Reality,” she wrote, “exists as an objective absolute — facts are facts, independent of man’s feelings, wishes, hopes or fears.” Reason is man’s only source of knowledge and guide to action, and his basic means of survival. Survival requires an ethics of rational self-interest, where every man “must exist for his own sake, neither sacrificing himself to others nor others to himself.” Politically, this requires laissez-faire capitalism, a complete separation of government and economics, where the only purpose of government is to protect man’s individual rights. In esthetics, she wrote, art is a concretization of “metaphysical abstractions,” and she defined a theory of “romantic realism.”</text:span></text:p>
      <text:p text:style-name="P29"/>
      <text:p text:style-name="P28"><text:span text:style-name="T7">The writing desk, originally purchased in Hollywood, would remain Rand’s “writing studio” and an important fixture of her residences until the end of her life. In 1982, Rand died in her New York City apartment while working on a television adaptation of </text:span><text:span text:style-name="T10">Atlas Shrugged</text:span><text:span text:style-name="T7">--a project she vowed to complete, while anticipating her </text:span><text:span text:style-name="T24">own</text:span><text:span text:style-name="T7"> return to Hollywood where she planned on producing the film herself.</text:span></text:p>
      <text:p text:style-name="P5"/>
      <text:p text:style-name="P4"><text:span text:style-name="T1"># #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4" meta:paragraph-count="405" meta:word-count="5813" meta:character-count="35243" meta:non-whitespace-character-count="29660"/>
    <meta:generator>LibreOfficeDev/6.0.5.2$Linux_X86_64 LibreOffice_project/</meta:generator>
  </office:meta>
</office:document-meta>
</file>